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0" table:default-cell-style-name="ce1"/>
        <table:table-column table:style-name="co1" table:number-columns-repeated="2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table:formula="of:=[.B1]+1" office:value-type="float" office:value="2" calcext:value-type="float">
            <text:p>2</text:p>
          </table:table-cell>
          <table:table-cell table:style-name="Default" table:formula="of:=[.C1]+1" office:value-type="float" office:value="3" calcext:value-type="float">
            <text:p>3</text:p>
          </table:table-cell>
          <table:table-cell table:style-name="Default" table:formula="of:=[.D1]+1" office:value-type="float" office:value="4" calcext:value-type="float">
            <text:p>4</text:p>
          </table:table-cell>
          <table:table-cell table:style-name="Default" table:formula="of:=[.E1]+1" office:value-type="float" office:value="5" calcext:value-type="float">
            <text:p>5</text:p>
          </table:table-cell>
          <table:table-cell table:style-name="Default" table:formula="of:=[.F1]+1" office:value-type="float" office:value="6" calcext:value-type="float">
            <text:p>6</text:p>
          </table:table-cell>
          <table:table-cell table:style-name="Default" table:formula="of:=[.G1]+1" office:value-type="float" office:value="7" calcext:value-type="float">
            <text:p>7</text:p>
          </table:table-cell>
          <table:table-cell table:style-name="Default" table:formula="of:=[.H1]+1" office:value-type="float" office:value="8" calcext:value-type="float">
            <text:p>8</text:p>
          </table:table-cell>
          <table:table-cell table:style-name="Default" table:formula="of:=[.I1]+1" office:value-type="float" office:value="9" calcext:value-type="float">
            <text:p>9</text:p>
          </table:table-cell>
          <table:table-cell table:style-name="Default" table:formula="of:=[.J1]+1" office:value-type="float" office:value="10" calcext:value-type="float">
            <text:p>10</text:p>
          </table:table-cell>
          <table:table-cell table:style-name="Default" table:formula="of:=[.K1]+1" office:value-type="float" office:value="11" calcext:value-type="float">
            <text:p>11</text:p>
          </table:table-cell>
          <table:table-cell table:style-name="Default" table:formula="of:=[.L1]+1" office:value-type="float" office:value="12" calcext:value-type="float">
            <text:p>12</text:p>
          </table:table-cell>
          <table:table-cell table:style-name="Default" table:formula="of:=[.M1]+1" office:value-type="float" office:value="13" calcext:value-type="float">
            <text:p>13</text:p>
          </table:table-cell>
          <table:table-cell table:style-name="Default" table:formula="of:=[.N1]+1" office:value-type="float" office:value="14" calcext:value-type="float">
            <text:p>14</text:p>
          </table:table-cell>
          <table:table-cell table:style-name="Default" table:formula="of:=[.O1]+1" office:value-type="float" office:value="15" calcext:value-type="float">
            <text:p>15</text:p>
          </table:table-cell>
          <table:table-cell table:style-name="Default" table:formula="of:=[.P1]+1" office:value-type="float" office:value="16" calcext:value-type="float">
            <text:p>16</text:p>
          </table:table-cell>
          <table:table-cell table:style-name="Default" table:formula="of:=[.Q1]+1" office:value-type="float" office:value="17" calcext:value-type="float">
            <text:p>17</text:p>
          </table:table-cell>
          <table:table-cell table:style-name="Default" table:formula="of:=[.R1]+1" office:value-type="float" office:value="18" calcext:value-type="float">
            <text:p>18</text:p>
          </table:table-cell>
          <table:table-cell table:style-name="Default" table:formula="of:=[.S1]+1" office:value-type="float" office:value="19" calcext:value-type="float">
            <text:p>19</text:p>
          </table:table-cell>
          <table:table-cell table:style-name="Default" table:formula="of:=[.T1]+1" office:value-type="float" office:value="20" calcext:value-type="float">
            <text:p>20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-MOD(ROUND(IMARGUMENT(COMPLEX(5*[.A2];4*[.B1]))*100;0);3)" office:value-type="float" office:value="0" calcext:value-type="float">
            <text:p>0</text:p>
          </table:table-cell>
          <table:table-cell table:formula="of:=1-MOD(ROUND(IMARGUMENT(COMPLEX(5*[.B2];4*[.C1]))*100;0);3)" office:value-type="float" office:value="0" calcext:value-type="float">
            <text:p>0</text:p>
          </table:table-cell>
          <table:table-cell table:formula="of:=1-MOD(ROUND(IMARGUMENT(COMPLEX(5*[.C2];4*[.D1]))*100;0);3)" office:value-type="float" office:value="0" calcext:value-type="float">
            <text:p>0</text:p>
          </table:table-cell>
          <table:table-cell table:formula="of:=1-MOD(ROUND(IMARGUMENT(COMPLEX(5*[.D2];4*[.E1]))*100;0);3)" office:value-type="float" office:value="0" calcext:value-type="float">
            <text:p>0</text:p>
          </table:table-cell>
          <table:table-cell table:formula="of:=1-MOD(ROUND(IMARGUMENT(COMPLEX(5*[.E2];4*[.F1]))*100;0);3)" office:value-type="float" office:value="0" calcext:value-type="float">
            <text:p>0</text:p>
          </table:table-cell>
          <table:table-cell table:formula="of:=1-MOD(ROUND(IMARGUMENT(COMPLEX(5*[.F2];4*[.G1]))*100;0);3)" office:value-type="float" office:value="0" calcext:value-type="float">
            <text:p>0</text:p>
          </table:table-cell>
          <table:table-cell table:formula="of:=1-MOD(ROUND(IMARGUMENT(COMPLEX(5*[.G2];4*[.H1]))*100;0);3)" office:value-type="float" office:value="0" calcext:value-type="float">
            <text:p>0</text:p>
          </table:table-cell>
          <table:table-cell table:formula="of:=1-MOD(ROUND(IMARGUMENT(COMPLEX(5*[.H2];4*[.I1]))*100;0);3)" office:value-type="float" office:value="0" calcext:value-type="float">
            <text:p>0</text:p>
          </table:table-cell>
          <table:table-cell table:formula="of:=1-MOD(ROUND(IMARGUMENT(COMPLEX(5*[.I2];4*[.J1]))*100;0);3)" office:value-type="float" office:value="0" calcext:value-type="float">
            <text:p>0</text:p>
          </table:table-cell>
          <table:table-cell table:formula="of:=1-MOD(ROUND(IMARGUMENT(COMPLEX(5*[.J2];4*[.K1]))*100;0);3)" office:value-type="float" office:value="0" calcext:value-type="float">
            <text:p>0</text:p>
          </table:table-cell>
          <table:table-cell table:formula="of:=1-MOD(ROUND(IMARGUMENT(COMPLEX(5*[.K2];4*[.L1]))*100;0);3)" office:value-type="float" office:value="0" calcext:value-type="float">
            <text:p>0</text:p>
          </table:table-cell>
          <table:table-cell table:formula="of:=1-MOD(ROUND(IMARGUMENT(COMPLEX(5*[.L2];4*[.M1]))*100;0);3)" office:value-type="float" office:value="0" calcext:value-type="float">
            <text:p>0</text:p>
          </table:table-cell>
          <table:table-cell table:formula="of:=1-MOD(ROUND(IMARGUMENT(COMPLEX(5*[.M2];4*[.N1]))*100;0);3)" office:value-type="float" office:value="0" calcext:value-type="float">
            <text:p>0</text:p>
          </table:table-cell>
          <table:table-cell table:formula="of:=1-MOD(ROUND(IMARGUMENT(COMPLEX(5*[.N2];4*[.O1]))*100;0);3)" office:value-type="float" office:value="0" calcext:value-type="float">
            <text:p>0</text:p>
          </table:table-cell>
          <table:table-cell table:formula="of:=1-MOD(ROUND(IMARGUMENT(COMPLEX(5*[.O2];4*[.P1]))*100;0);3)" office:value-type="float" office:value="0" calcext:value-type="float">
            <text:p>0</text:p>
          </table:table-cell>
          <table:table-cell table:formula="of:=1-MOD(ROUND(IMARGUMENT(COMPLEX(5*[.P2];4*[.Q1]))*100;0);3)" office:value-type="float" office:value="0" calcext:value-type="float">
            <text:p>0</text:p>
          </table:table-cell>
          <table:table-cell table:formula="of:=1-MOD(ROUND(IMARGUMENT(COMPLEX(5*[.Q2];4*[.R1]))*100;0);3)" office:value-type="float" office:value="0" calcext:value-type="float">
            <text:p>0</text:p>
          </table:table-cell>
          <table:table-cell table:formula="of:=1-MOD(ROUND(IMARGUMENT(COMPLEX(5*[.R2];4*[.S1]))*100;0);3)" office:value-type="float" office:value="0" calcext:value-type="float">
            <text:p>0</text:p>
          </table:table-cell>
          <table:table-cell table:formula="of:=1-MOD(ROUND(IMARGUMENT(COMPLEX(5*[.S2];4*[.T1]))*100;0);3)" office:value-type="float" office:value="0" calcext:value-type="float">
            <text:p>0</text:p>
          </table:table-cell>
          <table:table-cell table:formula="of:=1-MOD(ROUND(IMARGUMENT(COMPLEX(5*[.T2];4*[.U1]))*100;0);3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1-MOD(ROUND(IMARGUMENT(COMPLEX(5*[.A3];4*[.B2]))*100;0);3)" office:value-type="float" office:value="1" calcext:value-type="float">
            <text:p>1</text:p>
          </table:table-cell>
          <table:table-cell table:formula="of:=1-MOD(ROUND(IMARGUMENT(COMPLEX(5*[.B3];4*[.C2]))*100;0);3)" office:value-type="float" office:value="1" calcext:value-type="float">
            <text:p>1</text:p>
          </table:table-cell>
          <table:table-cell table:formula="of:=1-MOD(ROUND(IMARGUMENT(COMPLEX(5*[.C3];4*[.D2]))*100;0);3)" office:value-type="float" office:value="1" calcext:value-type="float">
            <text:p>1</text:p>
          </table:table-cell>
          <table:table-cell table:formula="of:=1-MOD(ROUND(IMARGUMENT(COMPLEX(5*[.D3];4*[.E2]))*100;0);3)" office:value-type="float" office:value="1" calcext:value-type="float">
            <text:p>1</text:p>
          </table:table-cell>
          <table:table-cell table:formula="of:=1-MOD(ROUND(IMARGUMENT(COMPLEX(5*[.E3];4*[.F2]))*100;0);3)" office:value-type="float" office:value="1" calcext:value-type="float">
            <text:p>1</text:p>
          </table:table-cell>
          <table:table-cell table:formula="of:=1-MOD(ROUND(IMARGUMENT(COMPLEX(5*[.F3];4*[.G2]))*100;0);3)" office:value-type="float" office:value="1" calcext:value-type="float">
            <text:p>1</text:p>
          </table:table-cell>
          <table:table-cell table:formula="of:=1-MOD(ROUND(IMARGUMENT(COMPLEX(5*[.G3];4*[.H2]))*100;0);3)" office:value-type="float" office:value="1" calcext:value-type="float">
            <text:p>1</text:p>
          </table:table-cell>
          <table:table-cell table:formula="of:=1-MOD(ROUND(IMARGUMENT(COMPLEX(5*[.H3];4*[.I2]))*100;0);3)" office:value-type="float" office:value="1" calcext:value-type="float">
            <text:p>1</text:p>
          </table:table-cell>
          <table:table-cell table:formula="of:=1-MOD(ROUND(IMARGUMENT(COMPLEX(5*[.I3];4*[.J2]))*100;0);3)" office:value-type="float" office:value="1" calcext:value-type="float">
            <text:p>1</text:p>
          </table:table-cell>
          <table:table-cell table:formula="of:=1-MOD(ROUND(IMARGUMENT(COMPLEX(5*[.J3];4*[.K2]))*100;0);3)" office:value-type="float" office:value="1" calcext:value-type="float">
            <text:p>1</text:p>
          </table:table-cell>
          <table:table-cell table:formula="of:=1-MOD(ROUND(IMARGUMENT(COMPLEX(5*[.K3];4*[.L2]))*100;0);3)" office:value-type="float" office:value="1" calcext:value-type="float">
            <text:p>1</text:p>
          </table:table-cell>
          <table:table-cell table:formula="of:=1-MOD(ROUND(IMARGUMENT(COMPLEX(5*[.L3];4*[.M2]))*100;0);3)" office:value-type="float" office:value="1" calcext:value-type="float">
            <text:p>1</text:p>
          </table:table-cell>
          <table:table-cell table:formula="of:=1-MOD(ROUND(IMARGUMENT(COMPLEX(5*[.M3];4*[.N2]))*100;0);3)" office:value-type="float" office:value="1" calcext:value-type="float">
            <text:p>1</text:p>
          </table:table-cell>
          <table:table-cell table:formula="of:=1-MOD(ROUND(IMARGUMENT(COMPLEX(5*[.N3];4*[.O2]))*100;0);3)" office:value-type="float" office:value="1" calcext:value-type="float">
            <text:p>1</text:p>
          </table:table-cell>
          <table:table-cell table:formula="of:=1-MOD(ROUND(IMARGUMENT(COMPLEX(5*[.O3];4*[.P2]))*100;0);3)" office:value-type="float" office:value="1" calcext:value-type="float">
            <text:p>1</text:p>
          </table:table-cell>
          <table:table-cell table:formula="of:=1-MOD(ROUND(IMARGUMENT(COMPLEX(5*[.P3];4*[.Q2]))*100;0);3)" office:value-type="float" office:value="1" calcext:value-type="float">
            <text:p>1</text:p>
          </table:table-cell>
          <table:table-cell table:formula="of:=1-MOD(ROUND(IMARGUMENT(COMPLEX(5*[.Q3];4*[.R2]))*100;0);3)" office:value-type="float" office:value="1" calcext:value-type="float">
            <text:p>1</text:p>
          </table:table-cell>
          <table:table-cell table:formula="of:=1-MOD(ROUND(IMARGUMENT(COMPLEX(5*[.R3];4*[.S2]))*100;0);3)" office:value-type="float" office:value="1" calcext:value-type="float">
            <text:p>1</text:p>
          </table:table-cell>
          <table:table-cell table:formula="of:=1-MOD(ROUND(IMARGUMENT(COMPLEX(5*[.S3];4*[.T2]))*100;0);3)" office:value-type="float" office:value="1" calcext:value-type="float">
            <text:p>1</text:p>
          </table:table-cell>
          <table:table-cell table:formula="of:=1-MOD(ROUND(IMARGUMENT(COMPLEX(5*[.T3];4*[.U2]))*100;0);3)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1-MOD(ROUND(IMARGUMENT(COMPLEX(5*[.A4];4*[.B3]))*100;0);3)" office:value-type="float" office:value="-1" calcext:value-type="float">
            <text:p>-1</text:p>
          </table:table-cell>
          <table:table-cell table:formula="of:=1-MOD(ROUND(IMARGUMENT(COMPLEX(5*[.B4];4*[.C3]))*100;0);3)" office:value-type="float" office:value="0" calcext:value-type="float">
            <text:p>0</text:p>
          </table:table-cell>
          <table:table-cell table:formula="of:=1-MOD(ROUND(IMARGUMENT(COMPLEX(5*[.C4];4*[.D3]))*100;0);3)" office:value-type="float" office:value="0" calcext:value-type="float">
            <text:p>0</text:p>
          </table:table-cell>
          <table:table-cell table:formula="of:=1-MOD(ROUND(IMARGUMENT(COMPLEX(5*[.D4];4*[.E3]))*100;0);3)" office:value-type="float" office:value="0" calcext:value-type="float">
            <text:p>0</text:p>
          </table:table-cell>
          <table:table-cell table:formula="of:=1-MOD(ROUND(IMARGUMENT(COMPLEX(5*[.E4];4*[.F3]))*100;0);3)" office:value-type="float" office:value="0" calcext:value-type="float">
            <text:p>0</text:p>
          </table:table-cell>
          <table:table-cell table:formula="of:=1-MOD(ROUND(IMARGUMENT(COMPLEX(5*[.F4];4*[.G3]))*100;0);3)" office:value-type="float" office:value="0" calcext:value-type="float">
            <text:p>0</text:p>
          </table:table-cell>
          <table:table-cell table:formula="of:=1-MOD(ROUND(IMARGUMENT(COMPLEX(5*[.G4];4*[.H3]))*100;0);3)" office:value-type="float" office:value="0" calcext:value-type="float">
            <text:p>0</text:p>
          </table:table-cell>
          <table:table-cell table:formula="of:=1-MOD(ROUND(IMARGUMENT(COMPLEX(5*[.H4];4*[.I3]))*100;0);3)" office:value-type="float" office:value="0" calcext:value-type="float">
            <text:p>0</text:p>
          </table:table-cell>
          <table:table-cell table:formula="of:=1-MOD(ROUND(IMARGUMENT(COMPLEX(5*[.I4];4*[.J3]))*100;0);3)" office:value-type="float" office:value="0" calcext:value-type="float">
            <text:p>0</text:p>
          </table:table-cell>
          <table:table-cell table:formula="of:=1-MOD(ROUND(IMARGUMENT(COMPLEX(5*[.J4];4*[.K3]))*100;0);3)" office:value-type="float" office:value="0" calcext:value-type="float">
            <text:p>0</text:p>
          </table:table-cell>
          <table:table-cell table:formula="of:=1-MOD(ROUND(IMARGUMENT(COMPLEX(5*[.K4];4*[.L3]))*100;0);3)" office:value-type="float" office:value="0" calcext:value-type="float">
            <text:p>0</text:p>
          </table:table-cell>
          <table:table-cell table:formula="of:=1-MOD(ROUND(IMARGUMENT(COMPLEX(5*[.L4];4*[.M3]))*100;0);3)" office:value-type="float" office:value="0" calcext:value-type="float">
            <text:p>0</text:p>
          </table:table-cell>
          <table:table-cell table:formula="of:=1-MOD(ROUND(IMARGUMENT(COMPLEX(5*[.M4];4*[.N3]))*100;0);3)" office:value-type="float" office:value="0" calcext:value-type="float">
            <text:p>0</text:p>
          </table:table-cell>
          <table:table-cell table:formula="of:=1-MOD(ROUND(IMARGUMENT(COMPLEX(5*[.N4];4*[.O3]))*100;0);3)" office:value-type="float" office:value="0" calcext:value-type="float">
            <text:p>0</text:p>
          </table:table-cell>
          <table:table-cell table:formula="of:=1-MOD(ROUND(IMARGUMENT(COMPLEX(5*[.O4];4*[.P3]))*100;0);3)" office:value-type="float" office:value="0" calcext:value-type="float">
            <text:p>0</text:p>
          </table:table-cell>
          <table:table-cell table:formula="of:=1-MOD(ROUND(IMARGUMENT(COMPLEX(5*[.P4];4*[.Q3]))*100;0);3)" office:value-type="float" office:value="0" calcext:value-type="float">
            <text:p>0</text:p>
          </table:table-cell>
          <table:table-cell table:formula="of:=1-MOD(ROUND(IMARGUMENT(COMPLEX(5*[.Q4];4*[.R3]))*100;0);3)" office:value-type="float" office:value="0" calcext:value-type="float">
            <text:p>0</text:p>
          </table:table-cell>
          <table:table-cell table:formula="of:=1-MOD(ROUND(IMARGUMENT(COMPLEX(5*[.R4];4*[.S3]))*100;0);3)" office:value-type="float" office:value="0" calcext:value-type="float">
            <text:p>0</text:p>
          </table:table-cell>
          <table:table-cell table:formula="of:=1-MOD(ROUND(IMARGUMENT(COMPLEX(5*[.S4];4*[.T3]))*100;0);3)" office:value-type="float" office:value="0" calcext:value-type="float">
            <text:p>0</text:p>
          </table:table-cell>
          <table:table-cell table:formula="of:=1-MOD(ROUND(IMARGUMENT(COMPLEX(5*[.T4];4*[.U3]))*100;0);3)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1-MOD(ROUND(IMARGUMENT(COMPLEX(5*[.A5];4*[.B4]))*100;0);3)" office:value-type="float" office:value="0" calcext:value-type="float">
            <text:p>0</text:p>
          </table:table-cell>
          <table:table-cell table:formula="of:=1-MOD(ROUND(IMARGUMENT(COMPLEX(5*[.B5];4*[.C4]))*100;0);3)" office:value-type="string" office:string-value="" calcext:value-type="error">
            <text:p>Err :502</text:p>
          </table:table-cell>
          <table:table-cell table:formula="of:=1-MOD(ROUND(IMARGUMENT(COMPLEX(5*[.C5];4*[.D4]))*100;0);3)" office:value-type="string" office:string-value="" calcext:value-type="error">
            <text:p>Err :502</text:p>
          </table:table-cell>
          <table:table-cell table:formula="of:=1-MOD(ROUND(IMARGUMENT(COMPLEX(5*[.D5];4*[.E4]))*100;0);3)" office:value-type="string" office:string-value="" calcext:value-type="error">
            <text:p>Err :502</text:p>
          </table:table-cell>
          <table:table-cell table:formula="of:=1-MOD(ROUND(IMARGUMENT(COMPLEX(5*[.E5];4*[.F4]))*100;0);3)" office:value-type="string" office:string-value="" calcext:value-type="error">
            <text:p>Err :502</text:p>
          </table:table-cell>
          <table:table-cell table:formula="of:=1-MOD(ROUND(IMARGUMENT(COMPLEX(5*[.F5];4*[.G4]))*100;0);3)" office:value-type="string" office:string-value="" calcext:value-type="error">
            <text:p>Err :502</text:p>
          </table:table-cell>
          <table:table-cell table:formula="of:=1-MOD(ROUND(IMARGUMENT(COMPLEX(5*[.G5];4*[.H4]))*100;0);3)" office:value-type="string" office:string-value="" calcext:value-type="error">
            <text:p>Err :502</text:p>
          </table:table-cell>
          <table:table-cell table:formula="of:=1-MOD(ROUND(IMARGUMENT(COMPLEX(5*[.H5];4*[.I4]))*100;0);3)" office:value-type="string" office:string-value="" calcext:value-type="error">
            <text:p>Err :502</text:p>
          </table:table-cell>
          <table:table-cell table:formula="of:=1-MOD(ROUND(IMARGUMENT(COMPLEX(5*[.I5];4*[.J4]))*100;0);3)" office:value-type="string" office:string-value="" calcext:value-type="error">
            <text:p>Err :502</text:p>
          </table:table-cell>
          <table:table-cell table:formula="of:=1-MOD(ROUND(IMARGUMENT(COMPLEX(5*[.J5];4*[.K4]))*100;0);3)" office:value-type="string" office:string-value="" calcext:value-type="error">
            <text:p>Err :502</text:p>
          </table:table-cell>
          <table:table-cell table:formula="of:=1-MOD(ROUND(IMARGUMENT(COMPLEX(5*[.K5];4*[.L4]))*100;0);3)" office:value-type="string" office:string-value="" calcext:value-type="error">
            <text:p>Err :502</text:p>
          </table:table-cell>
          <table:table-cell table:formula="of:=1-MOD(ROUND(IMARGUMENT(COMPLEX(5*[.L5];4*[.M4]))*100;0);3)" office:value-type="string" office:string-value="" calcext:value-type="error">
            <text:p>Err :502</text:p>
          </table:table-cell>
          <table:table-cell table:formula="of:=1-MOD(ROUND(IMARGUMENT(COMPLEX(5*[.M5];4*[.N4]))*100;0);3)" office:value-type="string" office:string-value="" calcext:value-type="error">
            <text:p>Err :502</text:p>
          </table:table-cell>
          <table:table-cell table:formula="of:=1-MOD(ROUND(IMARGUMENT(COMPLEX(5*[.N5];4*[.O4]))*100;0);3)" office:value-type="string" office:string-value="" calcext:value-type="error">
            <text:p>Err :502</text:p>
          </table:table-cell>
          <table:table-cell table:formula="of:=1-MOD(ROUND(IMARGUMENT(COMPLEX(5*[.O5];4*[.P4]))*100;0);3)" office:value-type="string" office:string-value="" calcext:value-type="error">
            <text:p>Err :502</text:p>
          </table:table-cell>
          <table:table-cell table:formula="of:=1-MOD(ROUND(IMARGUMENT(COMPLEX(5*[.P5];4*[.Q4]))*100;0);3)" office:value-type="string" office:string-value="" calcext:value-type="error">
            <text:p>Err :502</text:p>
          </table:table-cell>
          <table:table-cell table:formula="of:=1-MOD(ROUND(IMARGUMENT(COMPLEX(5*[.Q5];4*[.R4]))*100;0);3)" office:value-type="string" office:string-value="" calcext:value-type="error">
            <text:p>Err :502</text:p>
          </table:table-cell>
          <table:table-cell table:formula="of:=1-MOD(ROUND(IMARGUMENT(COMPLEX(5*[.R5];4*[.S4]))*100;0);3)" office:value-type="string" office:string-value="" calcext:value-type="error">
            <text:p>Err :502</text:p>
          </table:table-cell>
          <table:table-cell table:formula="of:=1-MOD(ROUND(IMARGUMENT(COMPLEX(5*[.S5];4*[.T4]))*100;0);3)" office:value-type="string" office:string-value="" calcext:value-type="error">
            <text:p>Err :502</text:p>
          </table:table-cell>
          <table:table-cell table:formula="of:=1-MOD(ROUND(IMARGUMENT(COMPLEX(5*[.T5];4*[.U4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1-MOD(ROUND(IMARGUMENT(COMPLEX(5*[.A6];4*[.B5]))*100;0);3)" office:value-type="float" office:value="1" calcext:value-type="float">
            <text:p>1</text:p>
          </table:table-cell>
          <table:table-cell table:formula="of:=1-MOD(ROUND(IMARGUMENT(COMPLEX(5*[.B6];4*[.C5]))*100;0);3)" office:value-type="string" office:string-value="" calcext:value-type="error">
            <text:p>Err :502</text:p>
          </table:table-cell>
          <table:table-cell table:formula="of:=1-MOD(ROUND(IMARGUMENT(COMPLEX(5*[.C6];4*[.D5]))*100;0);3)" office:value-type="string" office:string-value="" calcext:value-type="error">
            <text:p>Err :502</text:p>
          </table:table-cell>
          <table:table-cell table:formula="of:=1-MOD(ROUND(IMARGUMENT(COMPLEX(5*[.D6];4*[.E5]))*100;0);3)" office:value-type="string" office:string-value="" calcext:value-type="error">
            <text:p>Err :502</text:p>
          </table:table-cell>
          <table:table-cell table:formula="of:=1-MOD(ROUND(IMARGUMENT(COMPLEX(5*[.E6];4*[.F5]))*100;0);3)" office:value-type="string" office:string-value="" calcext:value-type="error">
            <text:p>Err :502</text:p>
          </table:table-cell>
          <table:table-cell table:formula="of:=1-MOD(ROUND(IMARGUMENT(COMPLEX(5*[.F6];4*[.G5]))*100;0);3)" office:value-type="string" office:string-value="" calcext:value-type="error">
            <text:p>Err :502</text:p>
          </table:table-cell>
          <table:table-cell table:formula="of:=1-MOD(ROUND(IMARGUMENT(COMPLEX(5*[.G6];4*[.H5]))*100;0);3)" office:value-type="string" office:string-value="" calcext:value-type="error">
            <text:p>Err :502</text:p>
          </table:table-cell>
          <table:table-cell table:formula="of:=1-MOD(ROUND(IMARGUMENT(COMPLEX(5*[.H6];4*[.I5]))*100;0);3)" office:value-type="string" office:string-value="" calcext:value-type="error">
            <text:p>Err :502</text:p>
          </table:table-cell>
          <table:table-cell table:formula="of:=1-MOD(ROUND(IMARGUMENT(COMPLEX(5*[.I6];4*[.J5]))*100;0);3)" office:value-type="string" office:string-value="" calcext:value-type="error">
            <text:p>Err :502</text:p>
          </table:table-cell>
          <table:table-cell table:formula="of:=1-MOD(ROUND(IMARGUMENT(COMPLEX(5*[.J6];4*[.K5]))*100;0);3)" office:value-type="string" office:string-value="" calcext:value-type="error">
            <text:p>Err :502</text:p>
          </table:table-cell>
          <table:table-cell table:formula="of:=1-MOD(ROUND(IMARGUMENT(COMPLEX(5*[.K6];4*[.L5]))*100;0);3)" office:value-type="string" office:string-value="" calcext:value-type="error">
            <text:p>Err :502</text:p>
          </table:table-cell>
          <table:table-cell table:formula="of:=1-MOD(ROUND(IMARGUMENT(COMPLEX(5*[.L6];4*[.M5]))*100;0);3)" office:value-type="string" office:string-value="" calcext:value-type="error">
            <text:p>Err :502</text:p>
          </table:table-cell>
          <table:table-cell table:formula="of:=1-MOD(ROUND(IMARGUMENT(COMPLEX(5*[.M6];4*[.N5]))*100;0);3)" office:value-type="string" office:string-value="" calcext:value-type="error">
            <text:p>Err :502</text:p>
          </table:table-cell>
          <table:table-cell table:formula="of:=1-MOD(ROUND(IMARGUMENT(COMPLEX(5*[.N6];4*[.O5]))*100;0);3)" office:value-type="string" office:string-value="" calcext:value-type="error">
            <text:p>Err :502</text:p>
          </table:table-cell>
          <table:table-cell table:formula="of:=1-MOD(ROUND(IMARGUMENT(COMPLEX(5*[.O6];4*[.P5]))*100;0);3)" office:value-type="string" office:string-value="" calcext:value-type="error">
            <text:p>Err :502</text:p>
          </table:table-cell>
          <table:table-cell table:formula="of:=1-MOD(ROUND(IMARGUMENT(COMPLEX(5*[.P6];4*[.Q5]))*100;0);3)" office:value-type="string" office:string-value="" calcext:value-type="error">
            <text:p>Err :502</text:p>
          </table:table-cell>
          <table:table-cell table:formula="of:=1-MOD(ROUND(IMARGUMENT(COMPLEX(5*[.Q6];4*[.R5]))*100;0);3)" office:value-type="string" office:string-value="" calcext:value-type="error">
            <text:p>Err :502</text:p>
          </table:table-cell>
          <table:table-cell table:formula="of:=1-MOD(ROUND(IMARGUMENT(COMPLEX(5*[.R6];4*[.S5]))*100;0);3)" office:value-type="string" office:string-value="" calcext:value-type="error">
            <text:p>Err :502</text:p>
          </table:table-cell>
          <table:table-cell table:formula="of:=1-MOD(ROUND(IMARGUMENT(COMPLEX(5*[.S6];4*[.T5]))*100;0);3)" office:value-type="string" office:string-value="" calcext:value-type="error">
            <text:p>Err :502</text:p>
          </table:table-cell>
          <table:table-cell table:formula="of:=1-MOD(ROUND(IMARGUMENT(COMPLEX(5*[.T6];4*[.U5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1-MOD(ROUND(IMARGUMENT(COMPLEX(5*[.A7];4*[.B6]))*100;0);3)" office:value-type="float" office:value="0" calcext:value-type="float">
            <text:p>0</text:p>
          </table:table-cell>
          <table:table-cell table:formula="of:=1-MOD(ROUND(IMARGUMENT(COMPLEX(5*[.B7];4*[.C6]))*100;0);3)" office:value-type="string" office:string-value="" calcext:value-type="error">
            <text:p>Err :502</text:p>
          </table:table-cell>
          <table:table-cell table:formula="of:=1-MOD(ROUND(IMARGUMENT(COMPLEX(5*[.C7];4*[.D6]))*100;0);3)" office:value-type="string" office:string-value="" calcext:value-type="error">
            <text:p>Err :502</text:p>
          </table:table-cell>
          <table:table-cell table:formula="of:=1-MOD(ROUND(IMARGUMENT(COMPLEX(5*[.D7];4*[.E6]))*100;0);3)" office:value-type="string" office:string-value="" calcext:value-type="error">
            <text:p>Err :502</text:p>
          </table:table-cell>
          <table:table-cell table:formula="of:=1-MOD(ROUND(IMARGUMENT(COMPLEX(5*[.E7];4*[.F6]))*100;0);3)" office:value-type="string" office:string-value="" calcext:value-type="error">
            <text:p>Err :502</text:p>
          </table:table-cell>
          <table:table-cell table:formula="of:=1-MOD(ROUND(IMARGUMENT(COMPLEX(5*[.F7];4*[.G6]))*100;0);3)" office:value-type="string" office:string-value="" calcext:value-type="error">
            <text:p>Err :502</text:p>
          </table:table-cell>
          <table:table-cell table:formula="of:=1-MOD(ROUND(IMARGUMENT(COMPLEX(5*[.G7];4*[.H6]))*100;0);3)" office:value-type="string" office:string-value="" calcext:value-type="error">
            <text:p>Err :502</text:p>
          </table:table-cell>
          <table:table-cell table:formula="of:=1-MOD(ROUND(IMARGUMENT(COMPLEX(5*[.H7];4*[.I6]))*100;0);3)" office:value-type="string" office:string-value="" calcext:value-type="error">
            <text:p>Err :502</text:p>
          </table:table-cell>
          <table:table-cell table:formula="of:=1-MOD(ROUND(IMARGUMENT(COMPLEX(5*[.I7];4*[.J6]))*100;0);3)" office:value-type="string" office:string-value="" calcext:value-type="error">
            <text:p>Err :502</text:p>
          </table:table-cell>
          <table:table-cell table:formula="of:=1-MOD(ROUND(IMARGUMENT(COMPLEX(5*[.J7];4*[.K6]))*100;0);3)" office:value-type="string" office:string-value="" calcext:value-type="error">
            <text:p>Err :502</text:p>
          </table:table-cell>
          <table:table-cell table:formula="of:=1-MOD(ROUND(IMARGUMENT(COMPLEX(5*[.K7];4*[.L6]))*100;0);3)" office:value-type="string" office:string-value="" calcext:value-type="error">
            <text:p>Err :502</text:p>
          </table:table-cell>
          <table:table-cell table:formula="of:=1-MOD(ROUND(IMARGUMENT(COMPLEX(5*[.L7];4*[.M6]))*100;0);3)" office:value-type="string" office:string-value="" calcext:value-type="error">
            <text:p>Err :502</text:p>
          </table:table-cell>
          <table:table-cell table:formula="of:=1-MOD(ROUND(IMARGUMENT(COMPLEX(5*[.M7];4*[.N6]))*100;0);3)" office:value-type="string" office:string-value="" calcext:value-type="error">
            <text:p>Err :502</text:p>
          </table:table-cell>
          <table:table-cell table:formula="of:=1-MOD(ROUND(IMARGUMENT(COMPLEX(5*[.N7];4*[.O6]))*100;0);3)" office:value-type="string" office:string-value="" calcext:value-type="error">
            <text:p>Err :502</text:p>
          </table:table-cell>
          <table:table-cell table:formula="of:=1-MOD(ROUND(IMARGUMENT(COMPLEX(5*[.O7];4*[.P6]))*100;0);3)" office:value-type="string" office:string-value="" calcext:value-type="error">
            <text:p>Err :502</text:p>
          </table:table-cell>
          <table:table-cell table:formula="of:=1-MOD(ROUND(IMARGUMENT(COMPLEX(5*[.P7];4*[.Q6]))*100;0);3)" office:value-type="string" office:string-value="" calcext:value-type="error">
            <text:p>Err :502</text:p>
          </table:table-cell>
          <table:table-cell table:formula="of:=1-MOD(ROUND(IMARGUMENT(COMPLEX(5*[.Q7];4*[.R6]))*100;0);3)" office:value-type="string" office:string-value="" calcext:value-type="error">
            <text:p>Err :502</text:p>
          </table:table-cell>
          <table:table-cell table:formula="of:=1-MOD(ROUND(IMARGUMENT(COMPLEX(5*[.R7];4*[.S6]))*100;0);3)" office:value-type="string" office:string-value="" calcext:value-type="error">
            <text:p>Err :502</text:p>
          </table:table-cell>
          <table:table-cell table:formula="of:=1-MOD(ROUND(IMARGUMENT(COMPLEX(5*[.S7];4*[.T6]))*100;0);3)" office:value-type="string" office:string-value="" calcext:value-type="error">
            <text:p>Err :502</text:p>
          </table:table-cell>
          <table:table-cell table:formula="of:=1-MOD(ROUND(IMARGUMENT(COMPLEX(5*[.T7];4*[.U6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1-MOD(ROUND(IMARGUMENT(COMPLEX(5*[.A8];4*[.B7]))*100;0);3)" office:value-type="float" office:value="1" calcext:value-type="float">
            <text:p>1</text:p>
          </table:table-cell>
          <table:table-cell table:formula="of:=1-MOD(ROUND(IMARGUMENT(COMPLEX(5*[.B8];4*[.C7]))*100;0);3)" office:value-type="string" office:string-value="" calcext:value-type="error">
            <text:p>Err :502</text:p>
          </table:table-cell>
          <table:table-cell table:formula="of:=1-MOD(ROUND(IMARGUMENT(COMPLEX(5*[.C8];4*[.D7]))*100;0);3)" office:value-type="string" office:string-value="" calcext:value-type="error">
            <text:p>Err :502</text:p>
          </table:table-cell>
          <table:table-cell table:formula="of:=1-MOD(ROUND(IMARGUMENT(COMPLEX(5*[.D8];4*[.E7]))*100;0);3)" office:value-type="string" office:string-value="" calcext:value-type="error">
            <text:p>Err :502</text:p>
          </table:table-cell>
          <table:table-cell table:formula="of:=1-MOD(ROUND(IMARGUMENT(COMPLEX(5*[.E8];4*[.F7]))*100;0);3)" office:value-type="string" office:string-value="" calcext:value-type="error">
            <text:p>Err :502</text:p>
          </table:table-cell>
          <table:table-cell table:formula="of:=1-MOD(ROUND(IMARGUMENT(COMPLEX(5*[.F8];4*[.G7]))*100;0);3)" office:value-type="string" office:string-value="" calcext:value-type="error">
            <text:p>Err :502</text:p>
          </table:table-cell>
          <table:table-cell table:formula="of:=1-MOD(ROUND(IMARGUMENT(COMPLEX(5*[.G8];4*[.H7]))*100;0);3)" office:value-type="string" office:string-value="" calcext:value-type="error">
            <text:p>Err :502</text:p>
          </table:table-cell>
          <table:table-cell table:formula="of:=1-MOD(ROUND(IMARGUMENT(COMPLEX(5*[.H8];4*[.I7]))*100;0);3)" office:value-type="string" office:string-value="" calcext:value-type="error">
            <text:p>Err :502</text:p>
          </table:table-cell>
          <table:table-cell table:formula="of:=1-MOD(ROUND(IMARGUMENT(COMPLEX(5*[.I8];4*[.J7]))*100;0);3)" office:value-type="string" office:string-value="" calcext:value-type="error">
            <text:p>Err :502</text:p>
          </table:table-cell>
          <table:table-cell table:formula="of:=1-MOD(ROUND(IMARGUMENT(COMPLEX(5*[.J8];4*[.K7]))*100;0);3)" office:value-type="string" office:string-value="" calcext:value-type="error">
            <text:p>Err :502</text:p>
          </table:table-cell>
          <table:table-cell table:formula="of:=1-MOD(ROUND(IMARGUMENT(COMPLEX(5*[.K8];4*[.L7]))*100;0);3)" office:value-type="string" office:string-value="" calcext:value-type="error">
            <text:p>Err :502</text:p>
          </table:table-cell>
          <table:table-cell table:formula="of:=1-MOD(ROUND(IMARGUMENT(COMPLEX(5*[.L8];4*[.M7]))*100;0);3)" office:value-type="string" office:string-value="" calcext:value-type="error">
            <text:p>Err :502</text:p>
          </table:table-cell>
          <table:table-cell table:formula="of:=1-MOD(ROUND(IMARGUMENT(COMPLEX(5*[.M8];4*[.N7]))*100;0);3)" office:value-type="string" office:string-value="" calcext:value-type="error">
            <text:p>Err :502</text:p>
          </table:table-cell>
          <table:table-cell table:formula="of:=1-MOD(ROUND(IMARGUMENT(COMPLEX(5*[.N8];4*[.O7]))*100;0);3)" office:value-type="string" office:string-value="" calcext:value-type="error">
            <text:p>Err :502</text:p>
          </table:table-cell>
          <table:table-cell table:formula="of:=1-MOD(ROUND(IMARGUMENT(COMPLEX(5*[.O8];4*[.P7]))*100;0);3)" office:value-type="string" office:string-value="" calcext:value-type="error">
            <text:p>Err :502</text:p>
          </table:table-cell>
          <table:table-cell table:formula="of:=1-MOD(ROUND(IMARGUMENT(COMPLEX(5*[.P8];4*[.Q7]))*100;0);3)" office:value-type="string" office:string-value="" calcext:value-type="error">
            <text:p>Err :502</text:p>
          </table:table-cell>
          <table:table-cell table:formula="of:=1-MOD(ROUND(IMARGUMENT(COMPLEX(5*[.Q8];4*[.R7]))*100;0);3)" office:value-type="string" office:string-value="" calcext:value-type="error">
            <text:p>Err :502</text:p>
          </table:table-cell>
          <table:table-cell table:formula="of:=1-MOD(ROUND(IMARGUMENT(COMPLEX(5*[.R8];4*[.S7]))*100;0);3)" office:value-type="string" office:string-value="" calcext:value-type="error">
            <text:p>Err :502</text:p>
          </table:table-cell>
          <table:table-cell table:formula="of:=1-MOD(ROUND(IMARGUMENT(COMPLEX(5*[.S8];4*[.T7]))*100;0);3)" office:value-type="string" office:string-value="" calcext:value-type="error">
            <text:p>Err :502</text:p>
          </table:table-cell>
          <table:table-cell table:formula="of:=1-MOD(ROUND(IMARGUMENT(COMPLEX(5*[.T8];4*[.U7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1-MOD(ROUND(IMARGUMENT(COMPLEX(5*[.A9];4*[.B8]))*100;0);3)" office:value-type="float" office:value="0" calcext:value-type="float">
            <text:p>0</text:p>
          </table:table-cell>
          <table:table-cell table:formula="of:=1-MOD(ROUND(IMARGUMENT(COMPLEX(5*[.B9];4*[.C8]))*100;0);3)" office:value-type="string" office:string-value="" calcext:value-type="error">
            <text:p>Err :502</text:p>
          </table:table-cell>
          <table:table-cell table:formula="of:=1-MOD(ROUND(IMARGUMENT(COMPLEX(5*[.C9];4*[.D8]))*100;0);3)" office:value-type="string" office:string-value="" calcext:value-type="error">
            <text:p>Err :502</text:p>
          </table:table-cell>
          <table:table-cell table:formula="of:=1-MOD(ROUND(IMARGUMENT(COMPLEX(5*[.D9];4*[.E8]))*100;0);3)" office:value-type="string" office:string-value="" calcext:value-type="error">
            <text:p>Err :502</text:p>
          </table:table-cell>
          <table:table-cell table:formula="of:=1-MOD(ROUND(IMARGUMENT(COMPLEX(5*[.E9];4*[.F8]))*100;0);3)" office:value-type="string" office:string-value="" calcext:value-type="error">
            <text:p>Err :502</text:p>
          </table:table-cell>
          <table:table-cell table:formula="of:=1-MOD(ROUND(IMARGUMENT(COMPLEX(5*[.F9];4*[.G8]))*100;0);3)" office:value-type="string" office:string-value="" calcext:value-type="error">
            <text:p>Err :502</text:p>
          </table:table-cell>
          <table:table-cell table:formula="of:=1-MOD(ROUND(IMARGUMENT(COMPLEX(5*[.G9];4*[.H8]))*100;0);3)" office:value-type="string" office:string-value="" calcext:value-type="error">
            <text:p>Err :502</text:p>
          </table:table-cell>
          <table:table-cell table:formula="of:=1-MOD(ROUND(IMARGUMENT(COMPLEX(5*[.H9];4*[.I8]))*100;0);3)" office:value-type="string" office:string-value="" calcext:value-type="error">
            <text:p>Err :502</text:p>
          </table:table-cell>
          <table:table-cell table:formula="of:=1-MOD(ROUND(IMARGUMENT(COMPLEX(5*[.I9];4*[.J8]))*100;0);3)" office:value-type="string" office:string-value="" calcext:value-type="error">
            <text:p>Err :502</text:p>
          </table:table-cell>
          <table:table-cell table:formula="of:=1-MOD(ROUND(IMARGUMENT(COMPLEX(5*[.J9];4*[.K8]))*100;0);3)" office:value-type="string" office:string-value="" calcext:value-type="error">
            <text:p>Err :502</text:p>
          </table:table-cell>
          <table:table-cell table:formula="of:=1-MOD(ROUND(IMARGUMENT(COMPLEX(5*[.K9];4*[.L8]))*100;0);3)" office:value-type="string" office:string-value="" calcext:value-type="error">
            <text:p>Err :502</text:p>
          </table:table-cell>
          <table:table-cell table:formula="of:=1-MOD(ROUND(IMARGUMENT(COMPLEX(5*[.L9];4*[.M8]))*100;0);3)" office:value-type="string" office:string-value="" calcext:value-type="error">
            <text:p>Err :502</text:p>
          </table:table-cell>
          <table:table-cell table:formula="of:=1-MOD(ROUND(IMARGUMENT(COMPLEX(5*[.M9];4*[.N8]))*100;0);3)" office:value-type="string" office:string-value="" calcext:value-type="error">
            <text:p>Err :502</text:p>
          </table:table-cell>
          <table:table-cell table:formula="of:=1-MOD(ROUND(IMARGUMENT(COMPLEX(5*[.N9];4*[.O8]))*100;0);3)" office:value-type="string" office:string-value="" calcext:value-type="error">
            <text:p>Err :502</text:p>
          </table:table-cell>
          <table:table-cell table:formula="of:=1-MOD(ROUND(IMARGUMENT(COMPLEX(5*[.O9];4*[.P8]))*100;0);3)" office:value-type="string" office:string-value="" calcext:value-type="error">
            <text:p>Err :502</text:p>
          </table:table-cell>
          <table:table-cell table:formula="of:=1-MOD(ROUND(IMARGUMENT(COMPLEX(5*[.P9];4*[.Q8]))*100;0);3)" office:value-type="string" office:string-value="" calcext:value-type="error">
            <text:p>Err :502</text:p>
          </table:table-cell>
          <table:table-cell table:formula="of:=1-MOD(ROUND(IMARGUMENT(COMPLEX(5*[.Q9];4*[.R8]))*100;0);3)" office:value-type="string" office:string-value="" calcext:value-type="error">
            <text:p>Err :502</text:p>
          </table:table-cell>
          <table:table-cell table:formula="of:=1-MOD(ROUND(IMARGUMENT(COMPLEX(5*[.R9];4*[.S8]))*100;0);3)" office:value-type="string" office:string-value="" calcext:value-type="error">
            <text:p>Err :502</text:p>
          </table:table-cell>
          <table:table-cell table:formula="of:=1-MOD(ROUND(IMARGUMENT(COMPLEX(5*[.S9];4*[.T8]))*100;0);3)" office:value-type="string" office:string-value="" calcext:value-type="error">
            <text:p>Err :502</text:p>
          </table:table-cell>
          <table:table-cell table:formula="of:=1-MOD(ROUND(IMARGUMENT(COMPLEX(5*[.T9];4*[.U8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1-MOD(ROUND(IMARGUMENT(COMPLEX(5*[.A10];4*[.B9]))*100;0);3)" office:value-type="float" office:value="1" calcext:value-type="float">
            <text:p>1</text:p>
          </table:table-cell>
          <table:table-cell table:formula="of:=1-MOD(ROUND(IMARGUMENT(COMPLEX(5*[.B10];4*[.C9]))*100;0);3)" office:value-type="string" office:string-value="" calcext:value-type="error">
            <text:p>Err :502</text:p>
          </table:table-cell>
          <table:table-cell table:formula="of:=1-MOD(ROUND(IMARGUMENT(COMPLEX(5*[.C10];4*[.D9]))*100;0);3)" office:value-type="string" office:string-value="" calcext:value-type="error">
            <text:p>Err :502</text:p>
          </table:table-cell>
          <table:table-cell table:formula="of:=1-MOD(ROUND(IMARGUMENT(COMPLEX(5*[.D10];4*[.E9]))*100;0);3)" office:value-type="string" office:string-value="" calcext:value-type="error">
            <text:p>Err :502</text:p>
          </table:table-cell>
          <table:table-cell table:formula="of:=1-MOD(ROUND(IMARGUMENT(COMPLEX(5*[.E10];4*[.F9]))*100;0);3)" office:value-type="string" office:string-value="" calcext:value-type="error">
            <text:p>Err :502</text:p>
          </table:table-cell>
          <table:table-cell table:formula="of:=1-MOD(ROUND(IMARGUMENT(COMPLEX(5*[.F10];4*[.G9]))*100;0);3)" office:value-type="string" office:string-value="" calcext:value-type="error">
            <text:p>Err :502</text:p>
          </table:table-cell>
          <table:table-cell table:formula="of:=1-MOD(ROUND(IMARGUMENT(COMPLEX(5*[.G10];4*[.H9]))*100;0);3)" office:value-type="string" office:string-value="" calcext:value-type="error">
            <text:p>Err :502</text:p>
          </table:table-cell>
          <table:table-cell table:formula="of:=1-MOD(ROUND(IMARGUMENT(COMPLEX(5*[.H10];4*[.I9]))*100;0);3)" office:value-type="string" office:string-value="" calcext:value-type="error">
            <text:p>Err :502</text:p>
          </table:table-cell>
          <table:table-cell table:formula="of:=1-MOD(ROUND(IMARGUMENT(COMPLEX(5*[.I10];4*[.J9]))*100;0);3)" office:value-type="string" office:string-value="" calcext:value-type="error">
            <text:p>Err :502</text:p>
          </table:table-cell>
          <table:table-cell table:formula="of:=1-MOD(ROUND(IMARGUMENT(COMPLEX(5*[.J10];4*[.K9]))*100;0);3)" office:value-type="string" office:string-value="" calcext:value-type="error">
            <text:p>Err :502</text:p>
          </table:table-cell>
          <table:table-cell table:formula="of:=1-MOD(ROUND(IMARGUMENT(COMPLEX(5*[.K10];4*[.L9]))*100;0);3)" office:value-type="string" office:string-value="" calcext:value-type="error">
            <text:p>Err :502</text:p>
          </table:table-cell>
          <table:table-cell table:formula="of:=1-MOD(ROUND(IMARGUMENT(COMPLEX(5*[.L10];4*[.M9]))*100;0);3)" office:value-type="string" office:string-value="" calcext:value-type="error">
            <text:p>Err :502</text:p>
          </table:table-cell>
          <table:table-cell table:formula="of:=1-MOD(ROUND(IMARGUMENT(COMPLEX(5*[.M10];4*[.N9]))*100;0);3)" office:value-type="string" office:string-value="" calcext:value-type="error">
            <text:p>Err :502</text:p>
          </table:table-cell>
          <table:table-cell table:formula="of:=1-MOD(ROUND(IMARGUMENT(COMPLEX(5*[.N10];4*[.O9]))*100;0);3)" office:value-type="string" office:string-value="" calcext:value-type="error">
            <text:p>Err :502</text:p>
          </table:table-cell>
          <table:table-cell table:formula="of:=1-MOD(ROUND(IMARGUMENT(COMPLEX(5*[.O10];4*[.P9]))*100;0);3)" office:value-type="string" office:string-value="" calcext:value-type="error">
            <text:p>Err :502</text:p>
          </table:table-cell>
          <table:table-cell table:formula="of:=1-MOD(ROUND(IMARGUMENT(COMPLEX(5*[.P10];4*[.Q9]))*100;0);3)" office:value-type="string" office:string-value="" calcext:value-type="error">
            <text:p>Err :502</text:p>
          </table:table-cell>
          <table:table-cell table:formula="of:=1-MOD(ROUND(IMARGUMENT(COMPLEX(5*[.Q10];4*[.R9]))*100;0);3)" office:value-type="string" office:string-value="" calcext:value-type="error">
            <text:p>Err :502</text:p>
          </table:table-cell>
          <table:table-cell table:formula="of:=1-MOD(ROUND(IMARGUMENT(COMPLEX(5*[.R10];4*[.S9]))*100;0);3)" office:value-type="string" office:string-value="" calcext:value-type="error">
            <text:p>Err :502</text:p>
          </table:table-cell>
          <table:table-cell table:formula="of:=1-MOD(ROUND(IMARGUMENT(COMPLEX(5*[.S10];4*[.T9]))*100;0);3)" office:value-type="string" office:string-value="" calcext:value-type="error">
            <text:p>Err :502</text:p>
          </table:table-cell>
          <table:table-cell table:formula="of:=1-MOD(ROUND(IMARGUMENT(COMPLEX(5*[.T10];4*[.U9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1-MOD(ROUND(IMARGUMENT(COMPLEX(5*[.A11];4*[.B10]))*100;0);3)" office:value-type="float" office:value="-1" calcext:value-type="float">
            <text:p>-1</text:p>
          </table:table-cell>
          <table:table-cell table:formula="of:=1-MOD(ROUND(IMARGUMENT(COMPLEX(5*[.B11];4*[.C10]))*100;0);3)" office:value-type="string" office:string-value="" calcext:value-type="error">
            <text:p>Err :502</text:p>
          </table:table-cell>
          <table:table-cell table:formula="of:=1-MOD(ROUND(IMARGUMENT(COMPLEX(5*[.C11];4*[.D10]))*100;0);3)" office:value-type="string" office:string-value="" calcext:value-type="error">
            <text:p>Err :502</text:p>
          </table:table-cell>
          <table:table-cell table:formula="of:=1-MOD(ROUND(IMARGUMENT(COMPLEX(5*[.D11];4*[.E10]))*100;0);3)" office:value-type="string" office:string-value="" calcext:value-type="error">
            <text:p>Err :502</text:p>
          </table:table-cell>
          <table:table-cell table:formula="of:=1-MOD(ROUND(IMARGUMENT(COMPLEX(5*[.E11];4*[.F10]))*100;0);3)" office:value-type="string" office:string-value="" calcext:value-type="error">
            <text:p>Err :502</text:p>
          </table:table-cell>
          <table:table-cell table:formula="of:=1-MOD(ROUND(IMARGUMENT(COMPLEX(5*[.F11];4*[.G10]))*100;0);3)" office:value-type="string" office:string-value="" calcext:value-type="error">
            <text:p>Err :502</text:p>
          </table:table-cell>
          <table:table-cell table:formula="of:=1-MOD(ROUND(IMARGUMENT(COMPLEX(5*[.G11];4*[.H10]))*100;0);3)" office:value-type="string" office:string-value="" calcext:value-type="error">
            <text:p>Err :502</text:p>
          </table:table-cell>
          <table:table-cell table:formula="of:=1-MOD(ROUND(IMARGUMENT(COMPLEX(5*[.H11];4*[.I10]))*100;0);3)" office:value-type="string" office:string-value="" calcext:value-type="error">
            <text:p>Err :502</text:p>
          </table:table-cell>
          <table:table-cell table:formula="of:=1-MOD(ROUND(IMARGUMENT(COMPLEX(5*[.I11];4*[.J10]))*100;0);3)" office:value-type="string" office:string-value="" calcext:value-type="error">
            <text:p>Err :502</text:p>
          </table:table-cell>
          <table:table-cell table:formula="of:=1-MOD(ROUND(IMARGUMENT(COMPLEX(5*[.J11];4*[.K10]))*100;0);3)" office:value-type="string" office:string-value="" calcext:value-type="error">
            <text:p>Err :502</text:p>
          </table:table-cell>
          <table:table-cell table:formula="of:=1-MOD(ROUND(IMARGUMENT(COMPLEX(5*[.K11];4*[.L10]))*100;0);3)" office:value-type="string" office:string-value="" calcext:value-type="error">
            <text:p>Err :502</text:p>
          </table:table-cell>
          <table:table-cell table:formula="of:=1-MOD(ROUND(IMARGUMENT(COMPLEX(5*[.L11];4*[.M10]))*100;0);3)" office:value-type="string" office:string-value="" calcext:value-type="error">
            <text:p>Err :502</text:p>
          </table:table-cell>
          <table:table-cell table:formula="of:=1-MOD(ROUND(IMARGUMENT(COMPLEX(5*[.M11];4*[.N10]))*100;0);3)" office:value-type="string" office:string-value="" calcext:value-type="error">
            <text:p>Err :502</text:p>
          </table:table-cell>
          <table:table-cell table:formula="of:=1-MOD(ROUND(IMARGUMENT(COMPLEX(5*[.N11];4*[.O10]))*100;0);3)" office:value-type="string" office:string-value="" calcext:value-type="error">
            <text:p>Err :502</text:p>
          </table:table-cell>
          <table:table-cell table:formula="of:=1-MOD(ROUND(IMARGUMENT(COMPLEX(5*[.O11];4*[.P10]))*100;0);3)" office:value-type="string" office:string-value="" calcext:value-type="error">
            <text:p>Err :502</text:p>
          </table:table-cell>
          <table:table-cell table:formula="of:=1-MOD(ROUND(IMARGUMENT(COMPLEX(5*[.P11];4*[.Q10]))*100;0);3)" office:value-type="string" office:string-value="" calcext:value-type="error">
            <text:p>Err :502</text:p>
          </table:table-cell>
          <table:table-cell table:formula="of:=1-MOD(ROUND(IMARGUMENT(COMPLEX(5*[.Q11];4*[.R10]))*100;0);3)" office:value-type="string" office:string-value="" calcext:value-type="error">
            <text:p>Err :502</text:p>
          </table:table-cell>
          <table:table-cell table:formula="of:=1-MOD(ROUND(IMARGUMENT(COMPLEX(5*[.R11];4*[.S10]))*100;0);3)" office:value-type="string" office:string-value="" calcext:value-type="error">
            <text:p>Err :502</text:p>
          </table:table-cell>
          <table:table-cell table:formula="of:=1-MOD(ROUND(IMARGUMENT(COMPLEX(5*[.S11];4*[.T10]))*100;0);3)" office:value-type="string" office:string-value="" calcext:value-type="error">
            <text:p>Err :502</text:p>
          </table:table-cell>
          <table:table-cell table:formula="of:=1-MOD(ROUND(IMARGUMENT(COMPLEX(5*[.T11];4*[.U10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1-MOD(ROUND(IMARGUMENT(COMPLEX(5*[.A12];4*[.B11]))*100;0);3)" office:value-type="float" office:value="-1" calcext:value-type="float">
            <text:p>-1</text:p>
          </table:table-cell>
          <table:table-cell table:formula="of:=1-MOD(ROUND(IMARGUMENT(COMPLEX(5*[.B12];4*[.C11]))*100;0);3)" office:value-type="string" office:string-value="" calcext:value-type="error">
            <text:p>Err :502</text:p>
          </table:table-cell>
          <table:table-cell table:formula="of:=1-MOD(ROUND(IMARGUMENT(COMPLEX(5*[.C12];4*[.D11]))*100;0);3)" office:value-type="string" office:string-value="" calcext:value-type="error">
            <text:p>Err :502</text:p>
          </table:table-cell>
          <table:table-cell table:formula="of:=1-MOD(ROUND(IMARGUMENT(COMPLEX(5*[.D12];4*[.E11]))*100;0);3)" office:value-type="string" office:string-value="" calcext:value-type="error">
            <text:p>Err :502</text:p>
          </table:table-cell>
          <table:table-cell table:formula="of:=1-MOD(ROUND(IMARGUMENT(COMPLEX(5*[.E12];4*[.F11]))*100;0);3)" office:value-type="string" office:string-value="" calcext:value-type="error">
            <text:p>Err :502</text:p>
          </table:table-cell>
          <table:table-cell table:formula="of:=1-MOD(ROUND(IMARGUMENT(COMPLEX(5*[.F12];4*[.G11]))*100;0);3)" office:value-type="string" office:string-value="" calcext:value-type="error">
            <text:p>Err :502</text:p>
          </table:table-cell>
          <table:table-cell table:formula="of:=1-MOD(ROUND(IMARGUMENT(COMPLEX(5*[.G12];4*[.H11]))*100;0);3)" office:value-type="string" office:string-value="" calcext:value-type="error">
            <text:p>Err :502</text:p>
          </table:table-cell>
          <table:table-cell table:formula="of:=1-MOD(ROUND(IMARGUMENT(COMPLEX(5*[.H12];4*[.I11]))*100;0);3)" office:value-type="string" office:string-value="" calcext:value-type="error">
            <text:p>Err :502</text:p>
          </table:table-cell>
          <table:table-cell table:formula="of:=1-MOD(ROUND(IMARGUMENT(COMPLEX(5*[.I12];4*[.J11]))*100;0);3)" office:value-type="string" office:string-value="" calcext:value-type="error">
            <text:p>Err :502</text:p>
          </table:table-cell>
          <table:table-cell table:formula="of:=1-MOD(ROUND(IMARGUMENT(COMPLEX(5*[.J12];4*[.K11]))*100;0);3)" office:value-type="string" office:string-value="" calcext:value-type="error">
            <text:p>Err :502</text:p>
          </table:table-cell>
          <table:table-cell table:formula="of:=1-MOD(ROUND(IMARGUMENT(COMPLEX(5*[.K12];4*[.L11]))*100;0);3)" office:value-type="string" office:string-value="" calcext:value-type="error">
            <text:p>Err :502</text:p>
          </table:table-cell>
          <table:table-cell table:formula="of:=1-MOD(ROUND(IMARGUMENT(COMPLEX(5*[.L12];4*[.M11]))*100;0);3)" office:value-type="string" office:string-value="" calcext:value-type="error">
            <text:p>Err :502</text:p>
          </table:table-cell>
          <table:table-cell table:formula="of:=1-MOD(ROUND(IMARGUMENT(COMPLEX(5*[.M12];4*[.N11]))*100;0);3)" office:value-type="string" office:string-value="" calcext:value-type="error">
            <text:p>Err :502</text:p>
          </table:table-cell>
          <table:table-cell table:formula="of:=1-MOD(ROUND(IMARGUMENT(COMPLEX(5*[.N12];4*[.O11]))*100;0);3)" office:value-type="string" office:string-value="" calcext:value-type="error">
            <text:p>Err :502</text:p>
          </table:table-cell>
          <table:table-cell table:formula="of:=1-MOD(ROUND(IMARGUMENT(COMPLEX(5*[.O12];4*[.P11]))*100;0);3)" office:value-type="string" office:string-value="" calcext:value-type="error">
            <text:p>Err :502</text:p>
          </table:table-cell>
          <table:table-cell table:formula="of:=1-MOD(ROUND(IMARGUMENT(COMPLEX(5*[.P12];4*[.Q11]))*100;0);3)" office:value-type="string" office:string-value="" calcext:value-type="error">
            <text:p>Err :502</text:p>
          </table:table-cell>
          <table:table-cell table:formula="of:=1-MOD(ROUND(IMARGUMENT(COMPLEX(5*[.Q12];4*[.R11]))*100;0);3)" office:value-type="string" office:string-value="" calcext:value-type="error">
            <text:p>Err :502</text:p>
          </table:table-cell>
          <table:table-cell table:formula="of:=1-MOD(ROUND(IMARGUMENT(COMPLEX(5*[.R12];4*[.S11]))*100;0);3)" office:value-type="string" office:string-value="" calcext:value-type="error">
            <text:p>Err :502</text:p>
          </table:table-cell>
          <table:table-cell table:formula="of:=1-MOD(ROUND(IMARGUMENT(COMPLEX(5*[.S12];4*[.T11]))*100;0);3)" office:value-type="string" office:string-value="" calcext:value-type="error">
            <text:p>Err :502</text:p>
          </table:table-cell>
          <table:table-cell table:formula="of:=1-MOD(ROUND(IMARGUMENT(COMPLEX(5*[.T12];4*[.U11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1-MOD(ROUND(IMARGUMENT(COMPLEX(5*[.A13];4*[.B12]))*100;0);3)" office:value-type="float" office:value="-1" calcext:value-type="float">
            <text:p>-1</text:p>
          </table:table-cell>
          <table:table-cell table:formula="of:=1-MOD(ROUND(IMARGUMENT(COMPLEX(5*[.B13];4*[.C12]))*100;0);3)" office:value-type="string" office:string-value="" calcext:value-type="error">
            <text:p>Err :502</text:p>
          </table:table-cell>
          <table:table-cell table:formula="of:=1-MOD(ROUND(IMARGUMENT(COMPLEX(5*[.C13];4*[.D12]))*100;0);3)" office:value-type="string" office:string-value="" calcext:value-type="error">
            <text:p>Err :502</text:p>
          </table:table-cell>
          <table:table-cell table:formula="of:=1-MOD(ROUND(IMARGUMENT(COMPLEX(5*[.D13];4*[.E12]))*100;0);3)" office:value-type="string" office:string-value="" calcext:value-type="error">
            <text:p>Err :502</text:p>
          </table:table-cell>
          <table:table-cell table:formula="of:=1-MOD(ROUND(IMARGUMENT(COMPLEX(5*[.E13];4*[.F12]))*100;0);3)" office:value-type="string" office:string-value="" calcext:value-type="error">
            <text:p>Err :502</text:p>
          </table:table-cell>
          <table:table-cell table:formula="of:=1-MOD(ROUND(IMARGUMENT(COMPLEX(5*[.F13];4*[.G12]))*100;0);3)" office:value-type="string" office:string-value="" calcext:value-type="error">
            <text:p>Err :502</text:p>
          </table:table-cell>
          <table:table-cell table:formula="of:=1-MOD(ROUND(IMARGUMENT(COMPLEX(5*[.G13];4*[.H12]))*100;0);3)" office:value-type="string" office:string-value="" calcext:value-type="error">
            <text:p>Err :502</text:p>
          </table:table-cell>
          <table:table-cell table:formula="of:=1-MOD(ROUND(IMARGUMENT(COMPLEX(5*[.H13];4*[.I12]))*100;0);3)" office:value-type="string" office:string-value="" calcext:value-type="error">
            <text:p>Err :502</text:p>
          </table:table-cell>
          <table:table-cell table:formula="of:=1-MOD(ROUND(IMARGUMENT(COMPLEX(5*[.I13];4*[.J12]))*100;0);3)" office:value-type="string" office:string-value="" calcext:value-type="error">
            <text:p>Err :502</text:p>
          </table:table-cell>
          <table:table-cell table:formula="of:=1-MOD(ROUND(IMARGUMENT(COMPLEX(5*[.J13];4*[.K12]))*100;0);3)" office:value-type="string" office:string-value="" calcext:value-type="error">
            <text:p>Err :502</text:p>
          </table:table-cell>
          <table:table-cell table:formula="of:=1-MOD(ROUND(IMARGUMENT(COMPLEX(5*[.K13];4*[.L12]))*100;0);3)" office:value-type="string" office:string-value="" calcext:value-type="error">
            <text:p>Err :502</text:p>
          </table:table-cell>
          <table:table-cell table:formula="of:=1-MOD(ROUND(IMARGUMENT(COMPLEX(5*[.L13];4*[.M12]))*100;0);3)" office:value-type="string" office:string-value="" calcext:value-type="error">
            <text:p>Err :502</text:p>
          </table:table-cell>
          <table:table-cell table:formula="of:=1-MOD(ROUND(IMARGUMENT(COMPLEX(5*[.M13];4*[.N12]))*100;0);3)" office:value-type="string" office:string-value="" calcext:value-type="error">
            <text:p>Err :502</text:p>
          </table:table-cell>
          <table:table-cell table:formula="of:=1-MOD(ROUND(IMARGUMENT(COMPLEX(5*[.N13];4*[.O12]))*100;0);3)" office:value-type="string" office:string-value="" calcext:value-type="error">
            <text:p>Err :502</text:p>
          </table:table-cell>
          <table:table-cell table:formula="of:=1-MOD(ROUND(IMARGUMENT(COMPLEX(5*[.O13];4*[.P12]))*100;0);3)" office:value-type="string" office:string-value="" calcext:value-type="error">
            <text:p>Err :502</text:p>
          </table:table-cell>
          <table:table-cell table:formula="of:=1-MOD(ROUND(IMARGUMENT(COMPLEX(5*[.P13];4*[.Q12]))*100;0);3)" office:value-type="string" office:string-value="" calcext:value-type="error">
            <text:p>Err :502</text:p>
          </table:table-cell>
          <table:table-cell table:formula="of:=1-MOD(ROUND(IMARGUMENT(COMPLEX(5*[.Q13];4*[.R12]))*100;0);3)" office:value-type="string" office:string-value="" calcext:value-type="error">
            <text:p>Err :502</text:p>
          </table:table-cell>
          <table:table-cell table:formula="of:=1-MOD(ROUND(IMARGUMENT(COMPLEX(5*[.R13];4*[.S12]))*100;0);3)" office:value-type="string" office:string-value="" calcext:value-type="error">
            <text:p>Err :502</text:p>
          </table:table-cell>
          <table:table-cell table:formula="of:=1-MOD(ROUND(IMARGUMENT(COMPLEX(5*[.S13];4*[.T12]))*100;0);3)" office:value-type="string" office:string-value="" calcext:value-type="error">
            <text:p>Err :502</text:p>
          </table:table-cell>
          <table:table-cell table:formula="of:=1-MOD(ROUND(IMARGUMENT(COMPLEX(5*[.T13];4*[.U12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1-MOD(ROUND(IMARGUMENT(COMPLEX(5*[.A14];4*[.B13]))*100;0);3)" office:value-type="float" office:value="1" calcext:value-type="float">
            <text:p>1</text:p>
          </table:table-cell>
          <table:table-cell table:formula="of:=1-MOD(ROUND(IMARGUMENT(COMPLEX(5*[.B14];4*[.C13]))*100;0);3)" office:value-type="string" office:string-value="" calcext:value-type="error">
            <text:p>Err :502</text:p>
          </table:table-cell>
          <table:table-cell table:formula="of:=1-MOD(ROUND(IMARGUMENT(COMPLEX(5*[.C14];4*[.D13]))*100;0);3)" office:value-type="string" office:string-value="" calcext:value-type="error">
            <text:p>Err :502</text:p>
          </table:table-cell>
          <table:table-cell table:formula="of:=1-MOD(ROUND(IMARGUMENT(COMPLEX(5*[.D14];4*[.E13]))*100;0);3)" office:value-type="string" office:string-value="" calcext:value-type="error">
            <text:p>Err :502</text:p>
          </table:table-cell>
          <table:table-cell table:formula="of:=1-MOD(ROUND(IMARGUMENT(COMPLEX(5*[.E14];4*[.F13]))*100;0);3)" office:value-type="string" office:string-value="" calcext:value-type="error">
            <text:p>Err :502</text:p>
          </table:table-cell>
          <table:table-cell table:formula="of:=1-MOD(ROUND(IMARGUMENT(COMPLEX(5*[.F14];4*[.G13]))*100;0);3)" office:value-type="string" office:string-value="" calcext:value-type="error">
            <text:p>Err :502</text:p>
          </table:table-cell>
          <table:table-cell table:formula="of:=1-MOD(ROUND(IMARGUMENT(COMPLEX(5*[.G14];4*[.H13]))*100;0);3)" office:value-type="string" office:string-value="" calcext:value-type="error">
            <text:p>Err :502</text:p>
          </table:table-cell>
          <table:table-cell table:formula="of:=1-MOD(ROUND(IMARGUMENT(COMPLEX(5*[.H14];4*[.I13]))*100;0);3)" office:value-type="string" office:string-value="" calcext:value-type="error">
            <text:p>Err :502</text:p>
          </table:table-cell>
          <table:table-cell table:formula="of:=1-MOD(ROUND(IMARGUMENT(COMPLEX(5*[.I14];4*[.J13]))*100;0);3)" office:value-type="string" office:string-value="" calcext:value-type="error">
            <text:p>Err :502</text:p>
          </table:table-cell>
          <table:table-cell table:formula="of:=1-MOD(ROUND(IMARGUMENT(COMPLEX(5*[.J14];4*[.K13]))*100;0);3)" office:value-type="string" office:string-value="" calcext:value-type="error">
            <text:p>Err :502</text:p>
          </table:table-cell>
          <table:table-cell table:formula="of:=1-MOD(ROUND(IMARGUMENT(COMPLEX(5*[.K14];4*[.L13]))*100;0);3)" office:value-type="string" office:string-value="" calcext:value-type="error">
            <text:p>Err :502</text:p>
          </table:table-cell>
          <table:table-cell table:formula="of:=1-MOD(ROUND(IMARGUMENT(COMPLEX(5*[.L14];4*[.M13]))*100;0);3)" office:value-type="string" office:string-value="" calcext:value-type="error">
            <text:p>Err :502</text:p>
          </table:table-cell>
          <table:table-cell table:formula="of:=1-MOD(ROUND(IMARGUMENT(COMPLEX(5*[.M14];4*[.N13]))*100;0);3)" office:value-type="string" office:string-value="" calcext:value-type="error">
            <text:p>Err :502</text:p>
          </table:table-cell>
          <table:table-cell table:formula="of:=1-MOD(ROUND(IMARGUMENT(COMPLEX(5*[.N14];4*[.O13]))*100;0);3)" office:value-type="string" office:string-value="" calcext:value-type="error">
            <text:p>Err :502</text:p>
          </table:table-cell>
          <table:table-cell table:formula="of:=1-MOD(ROUND(IMARGUMENT(COMPLEX(5*[.O14];4*[.P13]))*100;0);3)" office:value-type="string" office:string-value="" calcext:value-type="error">
            <text:p>Err :502</text:p>
          </table:table-cell>
          <table:table-cell table:formula="of:=1-MOD(ROUND(IMARGUMENT(COMPLEX(5*[.P14];4*[.Q13]))*100;0);3)" office:value-type="string" office:string-value="" calcext:value-type="error">
            <text:p>Err :502</text:p>
          </table:table-cell>
          <table:table-cell table:formula="of:=1-MOD(ROUND(IMARGUMENT(COMPLEX(5*[.Q14];4*[.R13]))*100;0);3)" office:value-type="string" office:string-value="" calcext:value-type="error">
            <text:p>Err :502</text:p>
          </table:table-cell>
          <table:table-cell table:formula="of:=1-MOD(ROUND(IMARGUMENT(COMPLEX(5*[.R14];4*[.S13]))*100;0);3)" office:value-type="string" office:string-value="" calcext:value-type="error">
            <text:p>Err :502</text:p>
          </table:table-cell>
          <table:table-cell table:formula="of:=1-MOD(ROUND(IMARGUMENT(COMPLEX(5*[.S14];4*[.T13]))*100;0);3)" office:value-type="string" office:string-value="" calcext:value-type="error">
            <text:p>Err :502</text:p>
          </table:table-cell>
          <table:table-cell table:formula="of:=1-MOD(ROUND(IMARGUMENT(COMPLEX(5*[.T14];4*[.U13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1-MOD(ROUND(IMARGUMENT(COMPLEX(5*[.A15];4*[.B14]))*100;0);3)" office:value-type="float" office:value="1" calcext:value-type="float">
            <text:p>1</text:p>
          </table:table-cell>
          <table:table-cell table:formula="of:=1-MOD(ROUND(IMARGUMENT(COMPLEX(5*[.B15];4*[.C14]))*100;0);3)" office:value-type="string" office:string-value="" calcext:value-type="error">
            <text:p>Err :502</text:p>
          </table:table-cell>
          <table:table-cell table:formula="of:=1-MOD(ROUND(IMARGUMENT(COMPLEX(5*[.C15];4*[.D14]))*100;0);3)" office:value-type="string" office:string-value="" calcext:value-type="error">
            <text:p>Err :502</text:p>
          </table:table-cell>
          <table:table-cell table:formula="of:=1-MOD(ROUND(IMARGUMENT(COMPLEX(5*[.D15];4*[.E14]))*100;0);3)" office:value-type="string" office:string-value="" calcext:value-type="error">
            <text:p>Err :502</text:p>
          </table:table-cell>
          <table:table-cell table:formula="of:=1-MOD(ROUND(IMARGUMENT(COMPLEX(5*[.E15];4*[.F14]))*100;0);3)" office:value-type="string" office:string-value="" calcext:value-type="error">
            <text:p>Err :502</text:p>
          </table:table-cell>
          <table:table-cell table:formula="of:=1-MOD(ROUND(IMARGUMENT(COMPLEX(5*[.F15];4*[.G14]))*100;0);3)" office:value-type="string" office:string-value="" calcext:value-type="error">
            <text:p>Err :502</text:p>
          </table:table-cell>
          <table:table-cell table:formula="of:=1-MOD(ROUND(IMARGUMENT(COMPLEX(5*[.G15];4*[.H14]))*100;0);3)" office:value-type="string" office:string-value="" calcext:value-type="error">
            <text:p>Err :502</text:p>
          </table:table-cell>
          <table:table-cell table:formula="of:=1-MOD(ROUND(IMARGUMENT(COMPLEX(5*[.H15];4*[.I14]))*100;0);3)" office:value-type="string" office:string-value="" calcext:value-type="error">
            <text:p>Err :502</text:p>
          </table:table-cell>
          <table:table-cell table:formula="of:=1-MOD(ROUND(IMARGUMENT(COMPLEX(5*[.I15];4*[.J14]))*100;0);3)" office:value-type="string" office:string-value="" calcext:value-type="error">
            <text:p>Err :502</text:p>
          </table:table-cell>
          <table:table-cell table:formula="of:=1-MOD(ROUND(IMARGUMENT(COMPLEX(5*[.J15];4*[.K14]))*100;0);3)" office:value-type="string" office:string-value="" calcext:value-type="error">
            <text:p>Err :502</text:p>
          </table:table-cell>
          <table:table-cell table:formula="of:=1-MOD(ROUND(IMARGUMENT(COMPLEX(5*[.K15];4*[.L14]))*100;0);3)" office:value-type="string" office:string-value="" calcext:value-type="error">
            <text:p>Err :502</text:p>
          </table:table-cell>
          <table:table-cell table:formula="of:=1-MOD(ROUND(IMARGUMENT(COMPLEX(5*[.L15];4*[.M14]))*100;0);3)" office:value-type="string" office:string-value="" calcext:value-type="error">
            <text:p>Err :502</text:p>
          </table:table-cell>
          <table:table-cell table:formula="of:=1-MOD(ROUND(IMARGUMENT(COMPLEX(5*[.M15];4*[.N14]))*100;0);3)" office:value-type="string" office:string-value="" calcext:value-type="error">
            <text:p>Err :502</text:p>
          </table:table-cell>
          <table:table-cell table:formula="of:=1-MOD(ROUND(IMARGUMENT(COMPLEX(5*[.N15];4*[.O14]))*100;0);3)" office:value-type="string" office:string-value="" calcext:value-type="error">
            <text:p>Err :502</text:p>
          </table:table-cell>
          <table:table-cell table:formula="of:=1-MOD(ROUND(IMARGUMENT(COMPLEX(5*[.O15];4*[.P14]))*100;0);3)" office:value-type="string" office:string-value="" calcext:value-type="error">
            <text:p>Err :502</text:p>
          </table:table-cell>
          <table:table-cell table:formula="of:=1-MOD(ROUND(IMARGUMENT(COMPLEX(5*[.P15];4*[.Q14]))*100;0);3)" office:value-type="string" office:string-value="" calcext:value-type="error">
            <text:p>Err :502</text:p>
          </table:table-cell>
          <table:table-cell table:formula="of:=1-MOD(ROUND(IMARGUMENT(COMPLEX(5*[.Q15];4*[.R14]))*100;0);3)" office:value-type="string" office:string-value="" calcext:value-type="error">
            <text:p>Err :502</text:p>
          </table:table-cell>
          <table:table-cell table:formula="of:=1-MOD(ROUND(IMARGUMENT(COMPLEX(5*[.R15];4*[.S14]))*100;0);3)" office:value-type="string" office:string-value="" calcext:value-type="error">
            <text:p>Err :502</text:p>
          </table:table-cell>
          <table:table-cell table:formula="of:=1-MOD(ROUND(IMARGUMENT(COMPLEX(5*[.S15];4*[.T14]))*100;0);3)" office:value-type="string" office:string-value="" calcext:value-type="error">
            <text:p>Err :502</text:p>
          </table:table-cell>
          <table:table-cell table:formula="of:=1-MOD(ROUND(IMARGUMENT(COMPLEX(5*[.T15];4*[.U14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1-MOD(ROUND(IMARGUMENT(COMPLEX(5*[.A16];4*[.B15]))*100;0);3)" office:value-type="float" office:value="-1" calcext:value-type="float">
            <text:p>-1</text:p>
          </table:table-cell>
          <table:table-cell table:formula="of:=1-MOD(ROUND(IMARGUMENT(COMPLEX(5*[.B16];4*[.C15]))*100;0);3)" office:value-type="string" office:string-value="" calcext:value-type="error">
            <text:p>Err :502</text:p>
          </table:table-cell>
          <table:table-cell table:formula="of:=1-MOD(ROUND(IMARGUMENT(COMPLEX(5*[.C16];4*[.D15]))*100;0);3)" office:value-type="string" office:string-value="" calcext:value-type="error">
            <text:p>Err :502</text:p>
          </table:table-cell>
          <table:table-cell table:formula="of:=1-MOD(ROUND(IMARGUMENT(COMPLEX(5*[.D16];4*[.E15]))*100;0);3)" office:value-type="string" office:string-value="" calcext:value-type="error">
            <text:p>Err :502</text:p>
          </table:table-cell>
          <table:table-cell table:formula="of:=1-MOD(ROUND(IMARGUMENT(COMPLEX(5*[.E16];4*[.F15]))*100;0);3)" office:value-type="string" office:string-value="" calcext:value-type="error">
            <text:p>Err :502</text:p>
          </table:table-cell>
          <table:table-cell table:formula="of:=1-MOD(ROUND(IMARGUMENT(COMPLEX(5*[.F16];4*[.G15]))*100;0);3)" office:value-type="string" office:string-value="" calcext:value-type="error">
            <text:p>Err :502</text:p>
          </table:table-cell>
          <table:table-cell table:formula="of:=1-MOD(ROUND(IMARGUMENT(COMPLEX(5*[.G16];4*[.H15]))*100;0);3)" office:value-type="string" office:string-value="" calcext:value-type="error">
            <text:p>Err :502</text:p>
          </table:table-cell>
          <table:table-cell table:formula="of:=1-MOD(ROUND(IMARGUMENT(COMPLEX(5*[.H16];4*[.I15]))*100;0);3)" office:value-type="string" office:string-value="" calcext:value-type="error">
            <text:p>Err :502</text:p>
          </table:table-cell>
          <table:table-cell table:formula="of:=1-MOD(ROUND(IMARGUMENT(COMPLEX(5*[.I16];4*[.J15]))*100;0);3)" office:value-type="string" office:string-value="" calcext:value-type="error">
            <text:p>Err :502</text:p>
          </table:table-cell>
          <table:table-cell table:formula="of:=1-MOD(ROUND(IMARGUMENT(COMPLEX(5*[.J16];4*[.K15]))*100;0);3)" office:value-type="string" office:string-value="" calcext:value-type="error">
            <text:p>Err :502</text:p>
          </table:table-cell>
          <table:table-cell table:formula="of:=1-MOD(ROUND(IMARGUMENT(COMPLEX(5*[.K16];4*[.L15]))*100;0);3)" office:value-type="string" office:string-value="" calcext:value-type="error">
            <text:p>Err :502</text:p>
          </table:table-cell>
          <table:table-cell table:formula="of:=1-MOD(ROUND(IMARGUMENT(COMPLEX(5*[.L16];4*[.M15]))*100;0);3)" office:value-type="string" office:string-value="" calcext:value-type="error">
            <text:p>Err :502</text:p>
          </table:table-cell>
          <table:table-cell table:formula="of:=1-MOD(ROUND(IMARGUMENT(COMPLEX(5*[.M16];4*[.N15]))*100;0);3)" office:value-type="string" office:string-value="" calcext:value-type="error">
            <text:p>Err :502</text:p>
          </table:table-cell>
          <table:table-cell table:formula="of:=1-MOD(ROUND(IMARGUMENT(COMPLEX(5*[.N16];4*[.O15]))*100;0);3)" office:value-type="string" office:string-value="" calcext:value-type="error">
            <text:p>Err :502</text:p>
          </table:table-cell>
          <table:table-cell table:formula="of:=1-MOD(ROUND(IMARGUMENT(COMPLEX(5*[.O16];4*[.P15]))*100;0);3)" office:value-type="string" office:string-value="" calcext:value-type="error">
            <text:p>Err :502</text:p>
          </table:table-cell>
          <table:table-cell table:formula="of:=1-MOD(ROUND(IMARGUMENT(COMPLEX(5*[.P16];4*[.Q15]))*100;0);3)" office:value-type="string" office:string-value="" calcext:value-type="error">
            <text:p>Err :502</text:p>
          </table:table-cell>
          <table:table-cell table:formula="of:=1-MOD(ROUND(IMARGUMENT(COMPLEX(5*[.Q16];4*[.R15]))*100;0);3)" office:value-type="string" office:string-value="" calcext:value-type="error">
            <text:p>Err :502</text:p>
          </table:table-cell>
          <table:table-cell table:formula="of:=1-MOD(ROUND(IMARGUMENT(COMPLEX(5*[.R16];4*[.S15]))*100;0);3)" office:value-type="string" office:string-value="" calcext:value-type="error">
            <text:p>Err :502</text:p>
          </table:table-cell>
          <table:table-cell table:formula="of:=1-MOD(ROUND(IMARGUMENT(COMPLEX(5*[.S16];4*[.T15]))*100;0);3)" office:value-type="string" office:string-value="" calcext:value-type="error">
            <text:p>Err :502</text:p>
          </table:table-cell>
          <table:table-cell table:formula="of:=1-MOD(ROUND(IMARGUMENT(COMPLEX(5*[.T16];4*[.U15]))*100;0);3)" office:value-type="string" office:string-value="" calcext:value-type="error">
            <text:p>Err :502</text:p>
          </table:table-cell>
          <table:table-cell table:number-columns-repeated="3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1-MOD(ROUND(IMARGUMENT(COMPLEX(5*[.A17];4*[.B16]))*100;0);3)" office:value-type="float" office:value="0" calcext:value-type="float">
            <text:p>0</text:p>
          </table:table-cell>
          <table:table-cell table:formula="of:=1-MOD(ROUND(IMARGUMENT(COMPLEX(5*[.B17];4*[.C16]))*100;0);3)" office:value-type="string" office:string-value="" calcext:value-type="error">
            <text:p>Err :502</text:p>
          </table:table-cell>
          <table:table-cell table:formula="of:=1-MOD(ROUND(IMARGUMENT(COMPLEX(5*[.C17];4*[.D16]))*100;0);3)" office:value-type="string" office:string-value="" calcext:value-type="error">
            <text:p>Err :502</text:p>
          </table:table-cell>
          <table:table-cell table:formula="of:=1-MOD(ROUND(IMARGUMENT(COMPLEX(5*[.D17];4*[.E16]))*100;0);3)" office:value-type="string" office:string-value="" calcext:value-type="error">
            <text:p>Err :502</text:p>
          </table:table-cell>
          <table:table-cell table:formula="of:=1-MOD(ROUND(IMARGUMENT(COMPLEX(5*[.E17];4*[.F16]))*100;0);3)" office:value-type="string" office:string-value="" calcext:value-type="error">
            <text:p>Err :502</text:p>
          </table:table-cell>
          <table:table-cell table:formula="of:=1-MOD(ROUND(IMARGUMENT(COMPLEX(5*[.F17];4*[.G16]))*100;0);3)" office:value-type="string" office:string-value="" calcext:value-type="error">
            <text:p>Err :502</text:p>
          </table:table-cell>
          <table:table-cell table:formula="of:=1-MOD(ROUND(IMARGUMENT(COMPLEX(5*[.G17];4*[.H16]))*100;0);3)" office:value-type="string" office:string-value="" calcext:value-type="error">
            <text:p>Err :502</text:p>
          </table:table-cell>
          <table:table-cell table:formula="of:=1-MOD(ROUND(IMARGUMENT(COMPLEX(5*[.H17];4*[.I16]))*100;0);3)" office:value-type="string" office:string-value="" calcext:value-type="error">
            <text:p>Err :502</text:p>
          </table:table-cell>
          <table:table-cell table:formula="of:=1-MOD(ROUND(IMARGUMENT(COMPLEX(5*[.I17];4*[.J16]))*100;0);3)" office:value-type="string" office:string-value="" calcext:value-type="error">
            <text:p>Err :502</text:p>
          </table:table-cell>
          <table:table-cell table:formula="of:=1-MOD(ROUND(IMARGUMENT(COMPLEX(5*[.J17];4*[.K16]))*100;0);3)" office:value-type="string" office:string-value="" calcext:value-type="error">
            <text:p>Err :502</text:p>
          </table:table-cell>
          <table:table-cell table:formula="of:=1-MOD(ROUND(IMARGUMENT(COMPLEX(5*[.K17];4*[.L16]))*100;0);3)" office:value-type="string" office:string-value="" calcext:value-type="error">
            <text:p>Err :502</text:p>
          </table:table-cell>
          <table:table-cell table:formula="of:=1-MOD(ROUND(IMARGUMENT(COMPLEX(5*[.L17];4*[.M16]))*100;0);3)" office:value-type="string" office:string-value="" calcext:value-type="error">
            <text:p>Err :502</text:p>
          </table:table-cell>
          <table:table-cell table:formula="of:=1-MOD(ROUND(IMARGUMENT(COMPLEX(5*[.M17];4*[.N16]))*100;0);3)" office:value-type="string" office:string-value="" calcext:value-type="error">
            <text:p>Err :502</text:p>
          </table:table-cell>
          <table:table-cell table:formula="of:=1-MOD(ROUND(IMARGUMENT(COMPLEX(5*[.N17];4*[.O16]))*100;0);3)" office:value-type="string" office:string-value="" calcext:value-type="error">
            <text:p>Err :502</text:p>
          </table:table-cell>
          <table:table-cell table:formula="of:=1-MOD(ROUND(IMARGUMENT(COMPLEX(5*[.O17];4*[.P16]))*100;0);3)" office:value-type="string" office:string-value="" calcext:value-type="error">
            <text:p>Err :502</text:p>
          </table:table-cell>
          <table:table-cell table:formula="of:=1-MOD(ROUND(IMARGUMENT(COMPLEX(5*[.P17];4*[.Q16]))*100;0);3)" office:value-type="string" office:string-value="" calcext:value-type="error">
            <text:p>Err :502</text:p>
          </table:table-cell>
          <table:table-cell table:formula="of:=1-MOD(ROUND(IMARGUMENT(COMPLEX(5*[.Q17];4*[.R16]))*100;0);3)" office:value-type="string" office:string-value="" calcext:value-type="error">
            <text:p>Err :502</text:p>
          </table:table-cell>
          <table:table-cell table:formula="of:=1-MOD(ROUND(IMARGUMENT(COMPLEX(5*[.R17];4*[.S16]))*100;0);3)" office:value-type="string" office:string-value="" calcext:value-type="error">
            <text:p>Err :502</text:p>
          </table:table-cell>
          <table:table-cell table:formula="of:=1-MOD(ROUND(IMARGUMENT(COMPLEX(5*[.S17];4*[.T16]))*100;0);3)" office:value-type="string" office:string-value="" calcext:value-type="error">
            <text:p>Err :502</text:p>
          </table:table-cell>
          <table:table-cell table:formula="of:=1-MOD(ROUND(IMARGUMENT(COMPLEX(5*[.T17];4*[.U16]))*100;0);3)" office:value-type="string" office:string-value="" calcext:value-type="error">
            <text:p>Err :502</text:p>
          </table:table-cell>
          <table:table-cell table:number-columns-repeated="2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MPLEX([.AU17];[.AV17])" office:value-type="string" office:string-value="10+9i" calcext:value-type="string">
            <text:p>10+9i</text:p>
          </table:table-cell>
          <table:table-cell/>
          <table:table-cell table:formula="of:=IMARGUMENT([.AW17])" office:value-type="float" office:value="0.732815101786506" calcext:value-type="float">
            <text:p>0,732815101786506</text:p>
          </table:table-cell>
          <table:table-cell table:formula="of:=[.AY17]*1000" office:value-type="float" office:value="732.815101786507" calcext:value-type="float">
            <text:p>732,815101786507</text:p>
          </table:table-cell>
          <table:table-cell table:formula="of:=ROUND([.AZ17];0)" office:value-type="float" office:value="733" calcext:value-type="float">
            <text:p>733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1-MOD(ROUND(IMARGUMENT(COMPLEX(5*[.A18];4*[.B17]))*100;0);3)" office:value-type="float" office:value="1" calcext:value-type="float">
            <text:p>1</text:p>
          </table:table-cell>
          <table:table-cell table:formula="of:=1-MOD(ROUND(IMARGUMENT(COMPLEX(5*[.B18];4*[.C17]))*100;0);3)" office:value-type="string" office:string-value="" calcext:value-type="error">
            <text:p>Err :502</text:p>
          </table:table-cell>
          <table:table-cell table:formula="of:=1-MOD(ROUND(IMARGUMENT(COMPLEX(5*[.C18];4*[.D17]))*100;0);3)" office:value-type="string" office:string-value="" calcext:value-type="error">
            <text:p>Err :502</text:p>
          </table:table-cell>
          <table:table-cell table:formula="of:=1-MOD(ROUND(IMARGUMENT(COMPLEX(5*[.D18];4*[.E17]))*100;0);3)" office:value-type="string" office:string-value="" calcext:value-type="error">
            <text:p>Err :502</text:p>
          </table:table-cell>
          <table:table-cell table:formula="of:=1-MOD(ROUND(IMARGUMENT(COMPLEX(5*[.E18];4*[.F17]))*100;0);3)" office:value-type="string" office:string-value="" calcext:value-type="error">
            <text:p>Err :502</text:p>
          </table:table-cell>
          <table:table-cell table:formula="of:=1-MOD(ROUND(IMARGUMENT(COMPLEX(5*[.F18];4*[.G17]))*100;0);3)" office:value-type="string" office:string-value="" calcext:value-type="error">
            <text:p>Err :502</text:p>
          </table:table-cell>
          <table:table-cell table:formula="of:=1-MOD(ROUND(IMARGUMENT(COMPLEX(5*[.G18];4*[.H17]))*100;0);3)" office:value-type="string" office:string-value="" calcext:value-type="error">
            <text:p>Err :502</text:p>
          </table:table-cell>
          <table:table-cell table:formula="of:=1-MOD(ROUND(IMARGUMENT(COMPLEX(5*[.H18];4*[.I17]))*100;0);3)" office:value-type="string" office:string-value="" calcext:value-type="error">
            <text:p>Err :502</text:p>
          </table:table-cell>
          <table:table-cell table:formula="of:=1-MOD(ROUND(IMARGUMENT(COMPLEX(5*[.I18];4*[.J17]))*100;0);3)" office:value-type="string" office:string-value="" calcext:value-type="error">
            <text:p>Err :502</text:p>
          </table:table-cell>
          <table:table-cell table:formula="of:=1-MOD(ROUND(IMARGUMENT(COMPLEX(5*[.J18];4*[.K17]))*100;0);3)" office:value-type="string" office:string-value="" calcext:value-type="error">
            <text:p>Err :502</text:p>
          </table:table-cell>
          <table:table-cell table:formula="of:=1-MOD(ROUND(IMARGUMENT(COMPLEX(5*[.K18];4*[.L17]))*100;0);3)" office:value-type="string" office:string-value="" calcext:value-type="error">
            <text:p>Err :502</text:p>
          </table:table-cell>
          <table:table-cell table:formula="of:=1-MOD(ROUND(IMARGUMENT(COMPLEX(5*[.L18];4*[.M17]))*100;0);3)" office:value-type="string" office:string-value="" calcext:value-type="error">
            <text:p>Err :502</text:p>
          </table:table-cell>
          <table:table-cell table:formula="of:=1-MOD(ROUND(IMARGUMENT(COMPLEX(5*[.M18];4*[.N17]))*100;0);3)" office:value-type="string" office:string-value="" calcext:value-type="error">
            <text:p>Err :502</text:p>
          </table:table-cell>
          <table:table-cell table:formula="of:=1-MOD(ROUND(IMARGUMENT(COMPLEX(5*[.N18];4*[.O17]))*100;0);3)" office:value-type="string" office:string-value="" calcext:value-type="error">
            <text:p>Err :502</text:p>
          </table:table-cell>
          <table:table-cell table:formula="of:=1-MOD(ROUND(IMARGUMENT(COMPLEX(5*[.O18];4*[.P17]))*100;0);3)" office:value-type="string" office:string-value="" calcext:value-type="error">
            <text:p>Err :502</text:p>
          </table:table-cell>
          <table:table-cell table:formula="of:=1-MOD(ROUND(IMARGUMENT(COMPLEX(5*[.P18];4*[.Q17]))*100;0);3)" office:value-type="string" office:string-value="" calcext:value-type="error">
            <text:p>Err :502</text:p>
          </table:table-cell>
          <table:table-cell table:formula="of:=1-MOD(ROUND(IMARGUMENT(COMPLEX(5*[.Q18];4*[.R17]))*100;0);3)" office:value-type="string" office:string-value="" calcext:value-type="error">
            <text:p>Err :502</text:p>
          </table:table-cell>
          <table:table-cell table:formula="of:=1-MOD(ROUND(IMARGUMENT(COMPLEX(5*[.R18];4*[.S17]))*100;0);3)" office:value-type="string" office:string-value="" calcext:value-type="error">
            <text:p>Err :502</text:p>
          </table:table-cell>
          <table:table-cell table:formula="of:=1-MOD(ROUND(IMARGUMENT(COMPLEX(5*[.S18];4*[.T17]))*100;0);3)" office:value-type="string" office:string-value="" calcext:value-type="error">
            <text:p>Err :502</text:p>
          </table:table-cell>
          <table:table-cell table:formula="of:=1-MOD(ROUND(IMARGUMENT(COMPLEX(5*[.T18];4*[.U17]))*100;0);3)" office:value-type="string" office:string-value="" calcext:value-type="error">
            <text:p>Err :502</text:p>
          </table:table-cell>
          <table:table-cell table:number-columns-repeated="2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MPLEX([.AU18];[.AV18])" office:value-type="string" office:string-value="11+10i" calcext:value-type="string">
            <text:p>11+10i</text:p>
          </table:table-cell>
          <table:table-cell/>
          <table:table-cell table:formula="of:=IMARGUMENT([.AW18])" office:value-type="float" office:value="0.737815060120465" calcext:value-type="float">
            <text:p>0,737815060120465</text:p>
          </table:table-cell>
          <table:table-cell table:formula="of:=[.AY18]*1000" office:value-type="float" office:value="737.815060120465" calcext:value-type="float">
            <text:p>737,815060120465</text:p>
          </table:table-cell>
          <table:table-cell table:formula="of:=ROUND([.AZ18];0)" office:value-type="float" office:value="738" calcext:value-type="float">
            <text:p>738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1-MOD(ROUND(IMARGUMENT(COMPLEX(5*[.A19];4*[.B18]))*100;0);3)" office:value-type="float" office:value="0" calcext:value-type="float">
            <text:p>0</text:p>
          </table:table-cell>
          <table:table-cell table:formula="of:=1-MOD(ROUND(IMARGUMENT(COMPLEX(5*[.B19];4*[.C18]))*100;0);3)" office:value-type="string" office:string-value="" calcext:value-type="error">
            <text:p>Err :502</text:p>
          </table:table-cell>
          <table:table-cell table:formula="of:=1-MOD(ROUND(IMARGUMENT(COMPLEX(5*[.C19];4*[.D18]))*100;0);3)" office:value-type="string" office:string-value="" calcext:value-type="error">
            <text:p>Err :502</text:p>
          </table:table-cell>
          <table:table-cell table:formula="of:=1-MOD(ROUND(IMARGUMENT(COMPLEX(5*[.D19];4*[.E18]))*100;0);3)" office:value-type="string" office:string-value="" calcext:value-type="error">
            <text:p>Err :502</text:p>
          </table:table-cell>
          <table:table-cell table:formula="of:=1-MOD(ROUND(IMARGUMENT(COMPLEX(5*[.E19];4*[.F18]))*100;0);3)" office:value-type="string" office:string-value="" calcext:value-type="error">
            <text:p>Err :502</text:p>
          </table:table-cell>
          <table:table-cell table:formula="of:=1-MOD(ROUND(IMARGUMENT(COMPLEX(5*[.F19];4*[.G18]))*100;0);3)" office:value-type="string" office:string-value="" calcext:value-type="error">
            <text:p>Err :502</text:p>
          </table:table-cell>
          <table:table-cell table:formula="of:=1-MOD(ROUND(IMARGUMENT(COMPLEX(5*[.G19];4*[.H18]))*100;0);3)" office:value-type="string" office:string-value="" calcext:value-type="error">
            <text:p>Err :502</text:p>
          </table:table-cell>
          <table:table-cell table:formula="of:=1-MOD(ROUND(IMARGUMENT(COMPLEX(5*[.H19];4*[.I18]))*100;0);3)" office:value-type="string" office:string-value="" calcext:value-type="error">
            <text:p>Err :502</text:p>
          </table:table-cell>
          <table:table-cell table:formula="of:=1-MOD(ROUND(IMARGUMENT(COMPLEX(5*[.I19];4*[.J18]))*100;0);3)" office:value-type="string" office:string-value="" calcext:value-type="error">
            <text:p>Err :502</text:p>
          </table:table-cell>
          <table:table-cell table:formula="of:=1-MOD(ROUND(IMARGUMENT(COMPLEX(5*[.J19];4*[.K18]))*100;0);3)" office:value-type="string" office:string-value="" calcext:value-type="error">
            <text:p>Err :502</text:p>
          </table:table-cell>
          <table:table-cell table:formula="of:=1-MOD(ROUND(IMARGUMENT(COMPLEX(5*[.K19];4*[.L18]))*100;0);3)" office:value-type="string" office:string-value="" calcext:value-type="error">
            <text:p>Err :502</text:p>
          </table:table-cell>
          <table:table-cell table:formula="of:=1-MOD(ROUND(IMARGUMENT(COMPLEX(5*[.L19];4*[.M18]))*100;0);3)" office:value-type="string" office:string-value="" calcext:value-type="error">
            <text:p>Err :502</text:p>
          </table:table-cell>
          <table:table-cell table:formula="of:=1-MOD(ROUND(IMARGUMENT(COMPLEX(5*[.M19];4*[.N18]))*100;0);3)" office:value-type="string" office:string-value="" calcext:value-type="error">
            <text:p>Err :502</text:p>
          </table:table-cell>
          <table:table-cell table:formula="of:=1-MOD(ROUND(IMARGUMENT(COMPLEX(5*[.N19];4*[.O18]))*100;0);3)" office:value-type="string" office:string-value="" calcext:value-type="error">
            <text:p>Err :502</text:p>
          </table:table-cell>
          <table:table-cell table:formula="of:=1-MOD(ROUND(IMARGUMENT(COMPLEX(5*[.O19];4*[.P18]))*100;0);3)" office:value-type="string" office:string-value="" calcext:value-type="error">
            <text:p>Err :502</text:p>
          </table:table-cell>
          <table:table-cell table:formula="of:=1-MOD(ROUND(IMARGUMENT(COMPLEX(5*[.P19];4*[.Q18]))*100;0);3)" office:value-type="string" office:string-value="" calcext:value-type="error">
            <text:p>Err :502</text:p>
          </table:table-cell>
          <table:table-cell table:formula="of:=1-MOD(ROUND(IMARGUMENT(COMPLEX(5*[.Q19];4*[.R18]))*100;0);3)" office:value-type="string" office:string-value="" calcext:value-type="error">
            <text:p>Err :502</text:p>
          </table:table-cell>
          <table:table-cell table:formula="of:=1-MOD(ROUND(IMARGUMENT(COMPLEX(5*[.R19];4*[.S18]))*100;0);3)" office:value-type="string" office:string-value="" calcext:value-type="error">
            <text:p>Err :502</text:p>
          </table:table-cell>
          <table:table-cell table:formula="of:=1-MOD(ROUND(IMARGUMENT(COMPLEX(5*[.S19];4*[.T18]))*100;0);3)" office:value-type="string" office:string-value="" calcext:value-type="error">
            <text:p>Err :502</text:p>
          </table:table-cell>
          <table:table-cell table:formula="of:=1-MOD(ROUND(IMARGUMENT(COMPLEX(5*[.T19];4*[.U18]))*100;0);3)" office:value-type="string" office:string-value="" calcext:value-type="error">
            <text:p>Err :502</text:p>
          </table:table-cell>
          <table:table-cell table:number-columns-repeated="2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COMPLEX([.AU19];[.AV19])" office:value-type="string" office:string-value="12+11i" calcext:value-type="string">
            <text:p>12+11i</text:p>
          </table:table-cell>
          <table:table-cell/>
          <table:table-cell table:formula="of:=IMARGUMENT([.AW19])" office:value-type="float" office:value="0.741947268005918" calcext:value-type="float">
            <text:p>0,741947268005918</text:p>
          </table:table-cell>
          <table:table-cell table:formula="of:=[.AY19]*1000" office:value-type="float" office:value="741.947268005918" calcext:value-type="float">
            <text:p>741,947268005918</text:p>
          </table:table-cell>
          <table:table-cell table:formula="of:=ROUND([.AZ19];0)" office:value-type="float" office:value="742" calcext:value-type="float">
            <text:p>742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1-MOD(ROUND(IMARGUMENT(COMPLEX(5*[.A20];4*[.B19]))*100;0);3)" office:value-type="float" office:value="1" calcext:value-type="float">
            <text:p>1</text:p>
          </table:table-cell>
          <table:table-cell table:formula="of:=1-MOD(ROUND(IMARGUMENT(COMPLEX(5*[.B20];4*[.C19]))*100;0);3)" office:value-type="string" office:string-value="" calcext:value-type="error">
            <text:p>Err :502</text:p>
          </table:table-cell>
          <table:table-cell table:formula="of:=1-MOD(ROUND(IMARGUMENT(COMPLEX(5*[.C20];4*[.D19]))*100;0);3)" office:value-type="string" office:string-value="" calcext:value-type="error">
            <text:p>Err :502</text:p>
          </table:table-cell>
          <table:table-cell table:formula="of:=1-MOD(ROUND(IMARGUMENT(COMPLEX(5*[.D20];4*[.E19]))*100;0);3)" office:value-type="string" office:string-value="" calcext:value-type="error">
            <text:p>Err :502</text:p>
          </table:table-cell>
          <table:table-cell table:formula="of:=1-MOD(ROUND(IMARGUMENT(COMPLEX(5*[.E20];4*[.F19]))*100;0);3)" office:value-type="string" office:string-value="" calcext:value-type="error">
            <text:p>Err :502</text:p>
          </table:table-cell>
          <table:table-cell table:formula="of:=1-MOD(ROUND(IMARGUMENT(COMPLEX(5*[.F20];4*[.G19]))*100;0);3)" office:value-type="string" office:string-value="" calcext:value-type="error">
            <text:p>Err :502</text:p>
          </table:table-cell>
          <table:table-cell table:formula="of:=1-MOD(ROUND(IMARGUMENT(COMPLEX(5*[.G20];4*[.H19]))*100;0);3)" office:value-type="string" office:string-value="" calcext:value-type="error">
            <text:p>Err :502</text:p>
          </table:table-cell>
          <table:table-cell table:formula="of:=1-MOD(ROUND(IMARGUMENT(COMPLEX(5*[.H20];4*[.I19]))*100;0);3)" office:value-type="string" office:string-value="" calcext:value-type="error">
            <text:p>Err :502</text:p>
          </table:table-cell>
          <table:table-cell table:formula="of:=1-MOD(ROUND(IMARGUMENT(COMPLEX(5*[.I20];4*[.J19]))*100;0);3)" office:value-type="string" office:string-value="" calcext:value-type="error">
            <text:p>Err :502</text:p>
          </table:table-cell>
          <table:table-cell table:formula="of:=1-MOD(ROUND(IMARGUMENT(COMPLEX(5*[.J20];4*[.K19]))*100;0);3)" office:value-type="string" office:string-value="" calcext:value-type="error">
            <text:p>Err :502</text:p>
          </table:table-cell>
          <table:table-cell table:formula="of:=1-MOD(ROUND(IMARGUMENT(COMPLEX(5*[.K20];4*[.L19]))*100;0);3)" office:value-type="string" office:string-value="" calcext:value-type="error">
            <text:p>Err :502</text:p>
          </table:table-cell>
          <table:table-cell table:formula="of:=1-MOD(ROUND(IMARGUMENT(COMPLEX(5*[.L20];4*[.M19]))*100;0);3)" office:value-type="string" office:string-value="" calcext:value-type="error">
            <text:p>Err :502</text:p>
          </table:table-cell>
          <table:table-cell table:formula="of:=1-MOD(ROUND(IMARGUMENT(COMPLEX(5*[.M20];4*[.N19]))*100;0);3)" office:value-type="string" office:string-value="" calcext:value-type="error">
            <text:p>Err :502</text:p>
          </table:table-cell>
          <table:table-cell table:formula="of:=1-MOD(ROUND(IMARGUMENT(COMPLEX(5*[.N20];4*[.O19]))*100;0);3)" office:value-type="string" office:string-value="" calcext:value-type="error">
            <text:p>Err :502</text:p>
          </table:table-cell>
          <table:table-cell table:formula="of:=1-MOD(ROUND(IMARGUMENT(COMPLEX(5*[.O20];4*[.P19]))*100;0);3)" office:value-type="string" office:string-value="" calcext:value-type="error">
            <text:p>Err :502</text:p>
          </table:table-cell>
          <table:table-cell table:formula="of:=1-MOD(ROUND(IMARGUMENT(COMPLEX(5*[.P20];4*[.Q19]))*100;0);3)" office:value-type="string" office:string-value="" calcext:value-type="error">
            <text:p>Err :502</text:p>
          </table:table-cell>
          <table:table-cell table:formula="of:=1-MOD(ROUND(IMARGUMENT(COMPLEX(5*[.Q20];4*[.R19]))*100;0);3)" office:value-type="string" office:string-value="" calcext:value-type="error">
            <text:p>Err :502</text:p>
          </table:table-cell>
          <table:table-cell table:formula="of:=1-MOD(ROUND(IMARGUMENT(COMPLEX(5*[.R20];4*[.S19]))*100;0);3)" office:value-type="string" office:string-value="" calcext:value-type="error">
            <text:p>Err :502</text:p>
          </table:table-cell>
          <table:table-cell table:formula="of:=1-MOD(ROUND(IMARGUMENT(COMPLEX(5*[.S20];4*[.T19]))*100;0);3)" office:value-type="string" office:string-value="" calcext:value-type="error">
            <text:p>Err :502</text:p>
          </table:table-cell>
          <table:table-cell table:formula="of:=1-MOD(ROUND(IMARGUMENT(COMPLEX(5*[.T20];4*[.U19]))*100;0);3)" office:value-type="string" office:string-value="" calcext:value-type="error">
            <text:p>Err :502</text:p>
          </table:table-cell>
          <table:table-cell table:number-columns-repeated="2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MPLEX([.AU20];[.AV20])" office:value-type="string" office:string-value="13+12i" calcext:value-type="string">
            <text:p>13+12i</text:p>
          </table:table-cell>
          <table:table-cell/>
          <table:table-cell table:formula="of:=IMARGUMENT([.AW20])" office:value-type="float" office:value="0.745419476274158" calcext:value-type="float">
            <text:p>0,745419476274158</text:p>
          </table:table-cell>
          <table:table-cell table:formula="of:=[.AY20]*1000" office:value-type="float" office:value="745.419476274158" calcext:value-type="float">
            <text:p>745,419476274158</text:p>
          </table:table-cell>
          <table:table-cell table:formula="of:=ROUND([.AZ20];0)" office:value-type="float" office:value="745" calcext:value-type="float">
            <text:p>745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1-MOD(ROUND(IMARGUMENT(COMPLEX(5*[.A21];4*[.B20]))*100;0);3)" office:value-type="float" office:value="0" calcext:value-type="float">
            <text:p>0</text:p>
          </table:table-cell>
          <table:table-cell table:formula="of:=1-MOD(ROUND(IMARGUMENT(COMPLEX(5*[.B21];4*[.C20]))*100;0);3)" office:value-type="string" office:string-value="" calcext:value-type="error">
            <text:p>Err :502</text:p>
          </table:table-cell>
          <table:table-cell table:formula="of:=1-MOD(ROUND(IMARGUMENT(COMPLEX(5*[.C21];4*[.D20]))*100;0);3)" office:value-type="string" office:string-value="" calcext:value-type="error">
            <text:p>Err :502</text:p>
          </table:table-cell>
          <table:table-cell table:formula="of:=1-MOD(ROUND(IMARGUMENT(COMPLEX(5*[.D21];4*[.E20]))*100;0);3)" office:value-type="string" office:string-value="" calcext:value-type="error">
            <text:p>Err :502</text:p>
          </table:table-cell>
          <table:table-cell table:formula="of:=1-MOD(ROUND(IMARGUMENT(COMPLEX(5*[.E21];4*[.F20]))*100;0);3)" office:value-type="string" office:string-value="" calcext:value-type="error">
            <text:p>Err :502</text:p>
          </table:table-cell>
          <table:table-cell table:formula="of:=1-MOD(ROUND(IMARGUMENT(COMPLEX(5*[.F21];4*[.G20]))*100;0);3)" office:value-type="string" office:string-value="" calcext:value-type="error">
            <text:p>Err :502</text:p>
          </table:table-cell>
          <table:table-cell table:formula="of:=1-MOD(ROUND(IMARGUMENT(COMPLEX(5*[.G21];4*[.H20]))*100;0);3)" office:value-type="string" office:string-value="" calcext:value-type="error">
            <text:p>Err :502</text:p>
          </table:table-cell>
          <table:table-cell table:formula="of:=1-MOD(ROUND(IMARGUMENT(COMPLEX(5*[.H21];4*[.I20]))*100;0);3)" office:value-type="string" office:string-value="" calcext:value-type="error">
            <text:p>Err :502</text:p>
          </table:table-cell>
          <table:table-cell table:formula="of:=1-MOD(ROUND(IMARGUMENT(COMPLEX(5*[.I21];4*[.J20]))*100;0);3)" office:value-type="string" office:string-value="" calcext:value-type="error">
            <text:p>Err :502</text:p>
          </table:table-cell>
          <table:table-cell table:formula="of:=1-MOD(ROUND(IMARGUMENT(COMPLEX(5*[.J21];4*[.K20]))*100;0);3)" office:value-type="string" office:string-value="" calcext:value-type="error">
            <text:p>Err :502</text:p>
          </table:table-cell>
          <table:table-cell table:formula="of:=1-MOD(ROUND(IMARGUMENT(COMPLEX(5*[.K21];4*[.L20]))*100;0);3)" office:value-type="string" office:string-value="" calcext:value-type="error">
            <text:p>Err :502</text:p>
          </table:table-cell>
          <table:table-cell table:formula="of:=1-MOD(ROUND(IMARGUMENT(COMPLEX(5*[.L21];4*[.M20]))*100;0);3)" office:value-type="string" office:string-value="" calcext:value-type="error">
            <text:p>Err :502</text:p>
          </table:table-cell>
          <table:table-cell table:formula="of:=1-MOD(ROUND(IMARGUMENT(COMPLEX(5*[.M21];4*[.N20]))*100;0);3)" office:value-type="string" office:string-value="" calcext:value-type="error">
            <text:p>Err :502</text:p>
          </table:table-cell>
          <table:table-cell table:formula="of:=1-MOD(ROUND(IMARGUMENT(COMPLEX(5*[.N21];4*[.O20]))*100;0);3)" office:value-type="string" office:string-value="" calcext:value-type="error">
            <text:p>Err :502</text:p>
          </table:table-cell>
          <table:table-cell table:formula="of:=1-MOD(ROUND(IMARGUMENT(COMPLEX(5*[.O21];4*[.P20]))*100;0);3)" office:value-type="string" office:string-value="" calcext:value-type="error">
            <text:p>Err :502</text:p>
          </table:table-cell>
          <table:table-cell table:formula="of:=1-MOD(ROUND(IMARGUMENT(COMPLEX(5*[.P21];4*[.Q20]))*100;0);3)" office:value-type="string" office:string-value="" calcext:value-type="error">
            <text:p>Err :502</text:p>
          </table:table-cell>
          <table:table-cell table:formula="of:=1-MOD(ROUND(IMARGUMENT(COMPLEX(5*[.Q21];4*[.R20]))*100;0);3)" office:value-type="string" office:string-value="" calcext:value-type="error">
            <text:p>Err :502</text:p>
          </table:table-cell>
          <table:table-cell table:formula="of:=1-MOD(ROUND(IMARGUMENT(COMPLEX(5*[.R21];4*[.S20]))*100;0);3)" office:value-type="string" office:string-value="" calcext:value-type="error">
            <text:p>Err :502</text:p>
          </table:table-cell>
          <table:table-cell table:formula="of:=1-MOD(ROUND(IMARGUMENT(COMPLEX(5*[.S21];4*[.T20]))*100;0);3)" office:value-type="string" office:string-value="" calcext:value-type="error">
            <text:p>Err :502</text:p>
          </table:table-cell>
          <table:table-cell table:formula="of:=1-MOD(ROUND(IMARGUMENT(COMPLEX(5*[.T21];4*[.U20]))*100;0);3)" office:value-type="string" office:string-value="" calcext:value-type="error">
            <text:p>Err :502</text:p>
          </table:table-cell>
          <table:table-cell table:number-columns-repeated="2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MPLEX([.AU21];[.AV21])" office:value-type="string" office:string-value="14+13i" calcext:value-type="string">
            <text:p>14+13i</text:p>
          </table:table-cell>
          <table:table-cell/>
          <table:table-cell table:formula="of:=IMARGUMENT([.AW21])" office:value-type="float" office:value="0.748378047523518" calcext:value-type="float">
            <text:p>0,748378047523518</text:p>
          </table:table-cell>
          <table:table-cell table:formula="of:=[.AY21]*1000" office:value-type="float" office:value="748.378047523518" calcext:value-type="float">
            <text:p>748,378047523518</text:p>
          </table:table-cell>
          <table:table-cell table:formula="of:=ROUND([.AZ21];0)" office:value-type="float" office:value="748" calcext:value-type="float">
            <text:p>748</text:p>
          </table:table-cell>
        </table:table-row>
        <table:table-row table:style-name="ro1">
          <table:table-cell table:number-columns-repeated="46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MPLEX([.AU22];[.AV22])" office:value-type="string" office:string-value="15+14i" calcext:value-type="string">
            <text:p>15+14i</text:p>
          </table:table-cell>
          <table:table-cell/>
          <table:table-cell table:formula="of:=IMARGUMENT([.AW22])" office:value-type="float" office:value="0.75092906239794" calcext:value-type="float">
            <text:p>0,75092906239794</text:p>
          </table:table-cell>
          <table:table-cell table:formula="of:=[.AY22]*1000" office:value-type="float" office:value="750.929062397941" calcext:value-type="float">
            <text:p>750,929062397941</text:p>
          </table:table-cell>
          <table:table-cell table:formula="of:=ROUND([.AZ22];0)"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9"/>
          <table:table-cell table:number-columns-repeated="2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COMPLEX([.AU23];[.AV23])" office:value-type="string" office:string-value="16+15i" calcext:value-type="string">
            <text:p>16+15i</text:p>
          </table:table-cell>
          <table:table-cell/>
          <table:table-cell table:formula="of:=IMARGUMENT([.AW23])" office:value-type="float" office:value="0.753151280962194" calcext:value-type="float">
            <text:p>0,753151280962194</text:p>
          </table:table-cell>
          <table:table-cell table:formula="of:=[.AY23]*1000" office:value-type="float" office:value="753.151280962194" calcext:value-type="float">
            <text:p>753,151280962194</text:p>
          </table:table-cell>
          <table:table-cell table:formula="of:=ROUND([.AZ23];0)" office:value-type="float" office:value="753" calcext:value-type="float">
            <text:p>753</text:p>
          </table:table-cell>
        </table:table-row>
        <table:table-row table:style-name="ro1" table:number-rows-repeated="4">
          <table:table-cell/>
          <table:table-cell table:style-name="Default" table:number-columns-repeated="20"/>
          <table:table-cell table:number-columns-repeated="32"/>
        </table:table-row>
        <table:table-row table:style-name="ro1">
          <table:table-cell/>
          <table:table-cell table:style-name="Default" table:number-columns-repeated="20"/>
          <table:table-cell table:number-columns-repeated="3"/>
          <table:table-cell table:style-name="ce1"/>
          <table:table-cell table:number-columns-repeated="28"/>
        </table:table-row>
        <table:table-row table:style-name="ro1">
          <table:table-cell/>
          <table:table-cell table:style-name="Default" table:number-columns-repeated="20"/>
          <table:table-cell table:number-columns-repeated="3"/>
          <table:table-cell table:style-name="ce1"/>
          <table:table-cell table:number-columns-repeated="28"/>
        </table:table-row>
        <calcext:conditional-formats>
          <calcext:conditional-format calcext:target-range-address="Feuille1.B22:Feuille1.U22 Feuille1.B3:Feuille1.B22 Feuille1.Y28:Feuille1.Y29 Feuille1.B2:Feuille1.U2 Feuille1.C3:Feuille1.U21">
            <calcext:color-scale>
              <calcext:color-scale-entry calcext:value="-1" calcext:type="number" calcext:color="#2a6099"/>
              <calcext:color-scale-entry calcext:value="0" calcext:type="number" calcext:color="#00a933"/>
              <calcext:color-scale-entry calcext:value="1" calcext:type="number" calcext:color="#99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 style:data-style-name="N2" text:time-value="17:02:32.9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9:04:07.561000000</meta:creation-date>
    <dc:date>2023-11-29T22:56:28.423000000</dc:date>
    <meta:editing-duration>PT10H9M12S</meta:editing-duration>
    <meta:editing-cycles>2</meta:editing-cycles>
    <meta:generator>LibreOffice/7.6.0.3$Windows_X86_64 LibreOffice_project/69edd8b8ebc41d00b4de3915dc82f8f0fc3b6265</meta:generator>
    <meta:document-statistic meta:table-count="1" meta:cell-count="484" meta:object-count="0"/>
  </office:meta>
</office:document-meta>
</file>